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986cm"/>
    </style:style>
    <style:style style:name="co3" style:family="table-column">
      <style:table-column-properties fo:break-before="auto" style:column-width="3.216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3.02cm"/>
    </style:style>
    <style:style style:name="co7" style:family="table-column">
      <style:table-column-properties fo:break-before="auto" style:column-width="1.453cm"/>
    </style:style>
    <style:style style:name="co8" style:family="table-column">
      <style:table-column-properties fo:break-before="auto" style:column-width="2.148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11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1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fo:border="none" fo:padding="0.071cm" style:rotation-align="none"/>
    </style:style>
    <style:style style:name="ce16" style:family="table-cell" style:parent-style-name="Default" style:data-style-name="N11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ackground-color="transparent" fo:padding="0.071cm"/>
    </style:style>
  </office:automatic-styles>
  <office:body>
    <office:spreadsheet>
      <table:table table:name="1807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4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6" table:default-cell-style-name="ce12"/>
        <table:table-column table:style-name="co7" table:default-cell-style-name="ce3"/>
        <table:table-column table:style-name="co8" table:number-columns-repeated="1015" table:default-cell-style-name="Default"/>
        <table:table-row table:style-name="ro1">
          <table:table-cell office:value-type="string" calcext:value-type="string">
            <text:p>Numéro de ligne</text:p>
          </table:table-cell>
          <table:table-cell table:style-name="ce1" office:value-type="string" calcext:value-type="string">
            <text:p>Nom opérateur/tric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Exportations/Importations</text:p>
          </table:table-cell>
          <table:table-cell table:style-name="ce6" office:value-type="string" calcext:value-type="string">
            <text:p>Pays d'origine</text:p>
          </table:table-cell>
          <table:table-cell table:style-name="ce6" office:value-type="string" calcext:value-type="string">
            <text:p>Familles de marchandises</text:p>
          </table:table-cell>
          <table:table-cell table:style-name="ce6" office:value-type="string" calcext:value-type="string">
            <text:p>Nom de la marchandise</text:p>
          </table:table-cell>
          <table:table-cell table:style-name="ce10" office:value-type="string" calcext:value-type="string">
            <text:p>Quantités marchandises</text:p>
          </table:table-cell>
          <table:table-cell table:style-name="ce1" office:value-type="string" calcext:value-type="string">
            <text:p>Remarques</text:p>
          </table:table-cell>
          <table:table-cell table:style-name="ce17"/>
          <table:table-cell table:number-columns-repeated="1014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table:style-name="ce7" office:value-type="string" calcext:value-type="string">
            <text:p>Riz</text:p>
          </table:table-cell>
          <table:table-cell table:style-name="ce11" office:value-type="float" office:value="8762" calcext:value-type="float">
            <text:p>8 762 <text:s text:c="2"/></text:p>
          </table:table-cell>
          <table:table-cell table:style-name="ce2"/>
          <table:table-cell table:number-columns-repeated="1015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table:style-name="ce7" office:value-type="string" calcext:value-type="string">
            <text:p>Légumes</text:p>
          </table:table-cell>
          <table:table-cell table:style-name="ce11" office:value-type="float" office:value="17834" calcext:value-type="float">
            <text:p>17 834 <text:s text:c="2"/></text:p>
          </table:table-cell>
          <table:table-cell table:style-name="ce15"/>
          <table:table-cell table:number-columns-repeated="1015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table:style-name="ce7" office:value-type="string" calcext:value-type="string">
            <text:p>Bestiaux en bœufs, vaches, porcs, moutons</text:p>
          </table:table-cell>
          <table:table-cell table:style-name="ce11" office:value-type="float" office:value="1400" calcext:value-type="float">
            <text:p>1 400 <text:s text:c="2"/></text:p>
          </table:table-cell>
          <table:table-cell table:style-name="ce15"/>
          <table:table-cell table:number-columns-repeated="1015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table:style-name="ce7" office:value-type="string" calcext:value-type="string">
            <text:p>Fromage</text:p>
          </table:table-cell>
          <table:table-cell table:style-name="ce11" office:value-type="float" office:value="63423" calcext:value-type="float">
            <text:p>63 423 <text:s text:c="2"/></text:p>
          </table:table-cell>
          <table:table-cell table:style-name="ce15"/>
          <table:table-cell table:number-columns-repeated="1015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table:style-name="ce7" office:value-type="string" calcext:value-type="string">
            <text:p>Poissons de toute sorte</text:p>
          </table:table-cell>
          <table:table-cell table:style-name="ce11" office:value-type="float" office:value="977487" calcext:value-type="float">
            <text:p>977 487 <text:s text:c="2"/></text:p>
          </table:table-cell>
          <table:table-cell table:style-name="ce15"/>
          <table:table-cell table:number-columns-repeated="1015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table:style-name="ce7" office:value-type="string" calcext:value-type="string">
            <text:p>Huile d'olive</text:p>
          </table:table-cell>
          <table:table-cell table:style-name="ce11" office:value-type="float" office:value="509950" calcext:value-type="float">
            <text:p>509 950 <text:s text:c="2"/></text:p>
          </table:table-cell>
          <table:table-cell table:style-name="ce15"/>
          <table:table-cell table:number-columns-repeated="1015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table:style-name="ce7" office:value-type="string" calcext:value-type="string">
            <text:p>Fruits verts, en oranges et citrons ; fruits secs, en amandes, figues et raisins</text:p>
          </table:table-cell>
          <table:table-cell table:style-name="ce11" office:value-type="float" office:value="518834" calcext:value-type="float">
            <text:p>518 834 <text:s text:c="2"/></text:p>
          </table:table-cell>
          <table:table-cell table:style-name="ce15"/>
          <table:table-cell table:number-columns-repeated="1015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table:style-name="ce7" office:value-type="string" calcext:value-type="string">
            <text:p>Vins</text:p>
          </table:table-cell>
          <table:table-cell table:style-name="ce11" office:value-type="float" office:value="79167" calcext:value-type="float">
            <text:p>79 167 <text:s text:c="2"/></text:p>
          </table:table-cell>
          <table:table-cell table:style-name="ce15"/>
          <table:table-cell table:number-columns-repeated="1015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table:style-name="ce7" office:value-type="string" calcext:value-type="string">
            <text:p>Eaux-de-vie</text:p>
          </table:table-cell>
          <table:table-cell table:style-name="ce11" office:value-type="float" office:value="1200" calcext:value-type="float">
            <text:p>1 200 <text:s text:c="2"/></text:p>
          </table:table-cell>
          <table:table-cell table:style-name="ce15"/>
          <table:table-cell table:number-columns-repeated="1015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table:style-name="ce7" office:value-type="string" calcext:value-type="string">
            <text:p>Provisions diverses</text:p>
          </table:table-cell>
          <table:table-cell table:style-name="ce11" office:value-type="float" office:value="2130" calcext:value-type="float">
            <text:p>2 130 <text:s text:c="2"/></text:p>
          </table:table-cell>
          <table:table-cell table:style-name="ce15"/>
          <table:table-cell table:number-columns-repeated="1015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table:style-name="ce7" office:value-type="string" calcext:value-type="string">
            <text:p>Cacao</text:p>
          </table:table-cell>
          <table:table-cell table:style-name="ce11" office:value-type="float" office:value="47256" calcext:value-type="float">
            <text:p>47 256 <text:s text:c="2"/></text:p>
          </table:table-cell>
          <table:table-cell table:style-name="ce15"/>
          <table:table-cell table:number-columns-repeated="1015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12140" calcext:value-type="float">
            <text:p>212 1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31924" calcext:value-type="float">
            <text:p>231 92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2502" calcext:value-type="float">
            <text:p>2 50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5730" calcext:value-type="float">
            <text:p>5 73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8922" calcext:value-type="float">
            <text:p>28 92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28863" calcext:value-type="float">
            <text:p>28 86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97548" calcext:value-type="float">
            <text:p>97 54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2752" calcext:value-type="float">
            <text:p>2 75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10922790" calcext:value-type="float">
            <text:p>10 922 7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table:style-name="ce7" office:value-type="string" calcext:value-type="string">
            <text:p>Subsistanc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60032" calcext:value-type="float">
            <text:p>60 03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45128" calcext:value-type="float">
            <text:p>45 12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2232671" calcext:value-type="float">
            <text:p>2 232 67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580" calcext:value-type="float">
            <text:p>2 5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585" calcext:value-type="float">
            <text:p>1 58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42720" calcext:value-type="float">
            <text:p>142 7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038852" calcext:value-type="float">
            <text:p>1 038 85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46752" calcext:value-type="float">
            <text:p>46 75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0158" calcext:value-type="float">
            <text:p>10 15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62804" calcext:value-type="float">
            <text:p>62 80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3211" calcext:value-type="float">
            <text:p>53 21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7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résine</text:p>
          </table:table-cell>
          <table:table-cell office:value-type="float" office:value="4280" calcext:value-type="float">
            <text:p>4 2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5287" calcext:value-type="float">
            <text:p>5 28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140602" calcext:value-type="float">
            <text:p>1 140 60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2619" calcext:value-type="float">
            <text:p>12 61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773715" calcext:value-type="float">
            <text:p>773 71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4870558" calcext:value-type="float">
            <text:p>4 870 55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750701" calcext:value-type="float">
            <text:p>1 750 70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587435" calcext:value-type="float">
            <text:p>587 43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76330" calcext:value-type="float">
            <text:p>76 33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6306" calcext:value-type="float">
            <text:p>6 30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83730" calcext:value-type="float">
            <text:p>83 73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22848" calcext:value-type="float">
            <text:p>122 84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5160458" calcext:value-type="float">
            <text:p>15 160 45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6360395" calcext:value-type="float">
            <text:p>26 360 39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02830" calcext:value-type="float">
            <text:p>102 83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1430" calcext:value-type="float">
            <text:p>11 43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1243" calcext:value-type="float">
            <text:p>1 24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306521" calcext:value-type="float">
            <text:p>1 306 52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748236" calcext:value-type="float">
            <text:p>748 23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503340" calcext:value-type="float">
            <text:p>503 3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65825" calcext:value-type="float">
            <text:p>65 8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37944" calcext:value-type="float">
            <text:p>37 94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office:value-type="float" office:value="25572" calcext:value-type="float">
            <text:p>25 57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6111715" calcext:value-type="float">
            <text:p>6 111 71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719080" calcext:value-type="float">
            <text:p>719 0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2502097" calcext:value-type="float">
            <text:p>2 502 09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n</text:p>
          </table:table-cell>
          <table:table-cell office:value-type="float" office:value="50356" calcext:value-type="float">
            <text:p>50 35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176017" calcext:value-type="float">
            <text:p>176 01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10260" calcext:value-type="float">
            <text:p>10 26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85603" calcext:value-type="float">
            <text:p>385 60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108039" calcext:value-type="float">
            <text:p>1 108 03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4993431" calcext:value-type="float">
            <text:p>4 993 43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7273" calcext:value-type="float">
            <text:p>37 27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228510" calcext:value-type="float">
            <text:p>228 51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105864" calcext:value-type="float">
            <text:p>2 105 86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7663" calcext:value-type="float">
            <text:p>7 66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456108" calcext:value-type="float">
            <text:p>456 10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11182" calcext:value-type="float">
            <text:p>11 18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5200" calcext:value-type="float">
            <text:p>15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49236" calcext:value-type="float">
            <text:p>149 23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41457" calcext:value-type="float">
            <text:p>341 45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résine</text:p>
          </table:table-cell>
          <table:table-cell office:value-type="float" office:value="592518" calcext:value-type="float">
            <text:p>592 51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float" office:value="1807" calcext:value-type="float">
            <text:p>1807</text:p>
          </table:table-cell>
          <table:table-cell table:style-name="ce7" office:value-type="string" calcext:value-type="string">
            <text:p>Importations</text:p>
          </table:table-cell>
          <table:table-cell table:style-name="ce8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de lin</text:p>
          </table:table-cell>
          <table:table-cell office:value-type="float" office:value="112010" calcext:value-type="float">
            <text:p>112 01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248616" calcext:value-type="float">
            <text:p>248 61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1530" calcext:value-type="float">
            <text:p>11 53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8451" calcext:value-type="float">
            <text:p>18 45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74214" calcext:value-type="float">
            <text:p>74 21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73142" calcext:value-type="float">
            <text:p>73 14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4552" calcext:value-type="float">
            <text:p>14 55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6553" calcext:value-type="float">
            <text:p>46 55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872716" calcext:value-type="float">
            <text:p>872 71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1232" calcext:value-type="float">
            <text:p>101 23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57185" calcext:value-type="float">
            <text:p>57 18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4070" calcext:value-type="float">
            <text:p>44 0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5921" calcext:value-type="float">
            <text:p>5 92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216459" calcext:value-type="float">
            <text:p>216 45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7765" calcext:value-type="float">
            <text:p>17 76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6843" calcext:value-type="float">
            <text:p>6 84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70821" calcext:value-type="float">
            <text:p>70 82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168" calcext:value-type="float">
            <text:p>3 16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991563" calcext:value-type="float">
            <text:p>991 56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44066" calcext:value-type="float">
            <text:p>444 06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9595" calcext:value-type="float">
            <text:p>9 59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3325" calcext:value-type="float">
            <text:p>3 3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45855" calcext:value-type="float">
            <text:p>245 85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57632" calcext:value-type="float">
            <text:p>57 63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1074" calcext:value-type="float">
            <text:p>21 07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4770" calcext:value-type="float">
            <text:p>4 7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39003" calcext:value-type="float">
            <text:p>39 00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office:value-type="float" office:value="280857" calcext:value-type="float">
            <text:p>280 85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767579" calcext:value-type="float">
            <text:p>767 57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1947647" calcext:value-type="float">
            <text:p>1 947 64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7251124" calcext:value-type="float">
            <text:p>7 251 12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n</text:p>
          </table:table-cell>
          <table:table-cell office:value-type="float" office:value="1932" calcext:value-type="float">
            <text:p>1 93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116290" calcext:value-type="float">
            <text:p>116 2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2703744" calcext:value-type="float">
            <text:p>2 703 74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159913" calcext:value-type="float">
            <text:p>2 159 91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84627" calcext:value-type="float">
            <text:p>184 62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411384" calcext:value-type="float">
            <text:p>411 38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51297" calcext:value-type="float">
            <text:p>351 29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52308" calcext:value-type="float">
            <text:p>152 30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747068" calcext:value-type="float">
            <text:p>747 06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3374" calcext:value-type="float">
            <text:p>13 37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28477" calcext:value-type="float">
            <text:p>128 47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2740" calcext:value-type="float">
            <text:p>2 7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4938" calcext:value-type="float">
            <text:p>4 93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7445" calcext:value-type="float">
            <text:p>17 44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81005" calcext:value-type="float">
            <text:p>581 00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7" calcext:value-type="float">
            <text:p>1807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résine</text:p>
          </table:table-cell>
          <table:table-cell office:value-type="float" office:value="50945" calcext:value-type="float">
            <text:p>50 94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76628" calcext:value-type="float">
            <text:p>76 62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85684" calcext:value-type="float">
            <text:p>185 68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70010" calcext:value-type="float">
            <text:p>70 01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130080" calcext:value-type="float">
            <text:p>130 0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768389" calcext:value-type="float">
            <text:p>1 768 38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82825" calcext:value-type="float">
            <text:p>82 8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4637" calcext:value-type="float">
            <text:p>4 63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4284" calcext:value-type="float">
            <text:p>4 28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468" calcext:value-type="float">
            <text:p>2 46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97394" calcext:value-type="float">
            <text:p>97 39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3091" calcext:value-type="float">
            <text:p>13 09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972" calcext:value-type="float">
            <text:p>97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0656" calcext:value-type="float">
            <text:p>10 65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367" calcext:value-type="float">
            <text:p>36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42510" calcext:value-type="float">
            <text:p>42 51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49828" calcext:value-type="float">
            <text:p>49 82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31230" calcext:value-type="float">
            <text:p>31 23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8450" calcext:value-type="float">
            <text:p>8 4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14453" calcext:value-type="float">
            <text:p>14 45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office:value-type="float" office:value="714" calcext:value-type="float">
            <text:p>71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1939707" calcext:value-type="float">
            <text:p>1 939 70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27093" calcext:value-type="float">
            <text:p>27 09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700225" calcext:value-type="float">
            <text:p>700 2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624" calcext:value-type="float">
            <text:p>62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513420" calcext:value-type="float">
            <text:p>513 4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85768" calcext:value-type="float">
            <text:p>185 76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9983" calcext:value-type="float">
            <text:p>19 98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43170" calcext:value-type="float">
            <text:p>43 1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5595" calcext:value-type="float">
            <text:p>5 59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51600" calcext:value-type="float">
            <text:p>5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2800" calcext:value-type="float">
            <text:p>1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6038" calcext:value-type="float">
            <text:p>46 03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résine</text:p>
          </table:table-cell>
          <table:table-cell office:value-type="float" office:value="2310" calcext:value-type="float">
            <text:p>2 31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7720" calcext:value-type="float">
            <text:p>7 7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105258" calcext:value-type="float">
            <text:p>1 105 25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table:style-name="ce13" office:value-type="float" office:value="3601" calcext:value-type="float">
            <text:p>3 60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4195" calcext:value-type="float">
            <text:p>14 19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606629" calcext:value-type="float">
            <text:p>3 606 62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10922" calcext:value-type="float">
            <text:p>10 92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8772" calcext:value-type="float">
            <text:p>18 77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551" calcext:value-type="float">
            <text:p>1 55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486225" calcext:value-type="float">
            <text:p>486 2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6756700" calcext:value-type="float">
            <text:p>16 75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7036570" calcext:value-type="float">
            <text:p>27 036 5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709452" calcext:value-type="float">
            <text:p>1 709 45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4726" calcext:value-type="float">
            <text:p>4 72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543291" calcext:value-type="float">
            <text:p>2 543 29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71923" calcext:value-type="float">
            <text:p>171 92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18710" calcext:value-type="float">
            <text:p>118 71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19072" calcext:value-type="float">
            <text:p>19 07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2384" calcext:value-type="float">
            <text:p>2 38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18500412" calcext:value-type="float">
            <text:p>18 500 41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4350" calcext:value-type="float">
            <text:p>4 3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25720" calcext:value-type="float">
            <text:p>25 7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55780" calcext:value-type="float">
            <text:p>255 7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096881" calcext:value-type="float">
            <text:p>2 096 88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1526620" calcext:value-type="float">
            <text:p>1 526 6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252277" calcext:value-type="float">
            <text:p>252 27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449728" calcext:value-type="float">
            <text:p>449 72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152007" calcext:value-type="float">
            <text:p>1 152 00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0712843" calcext:value-type="float">
            <text:p>10 712 84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41416" calcext:value-type="float">
            <text:p>341 41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2760" calcext:value-type="float">
            <text:p>2 76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6215" calcext:value-type="float">
            <text:p>6 21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261683" calcext:value-type="float">
            <text:p>1 261 68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10740" calcext:value-type="float">
            <text:p>10 7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6681" calcext:value-type="float">
            <text:p>16 68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9508" calcext:value-type="float">
            <text:p>29 50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886" calcext:value-type="float">
            <text:p>2 88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61364" calcext:value-type="float">
            <text:p>61 36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53855" calcext:value-type="float">
            <text:p>253 85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137" calcext:value-type="float">
            <text:p>2 13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office:value-type="float" office:value="750" calcext:value-type="float">
            <text:p>7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414725" calcext:value-type="float">
            <text:p>414 7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20325" calcext:value-type="float">
            <text:p>420 3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80200" calcext:value-type="float">
            <text:p>8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225500" calcext:value-type="float">
            <text:p>22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84567" calcext:value-type="float">
            <text:p>84 56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7590" calcext:value-type="float">
            <text:p>7 5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47472" calcext:value-type="float">
            <text:p>47 47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24180" calcext:value-type="float">
            <text:p>24 1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81133" calcext:value-type="float">
            <text:p>81 13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76472" calcext:value-type="float">
            <text:p>476 47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résine</text:p>
          </table:table-cell>
          <table:table-cell office:value-type="float" office:value="19178" calcext:value-type="float">
            <text:p>19 17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35422" calcext:value-type="float">
            <text:p>135 42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752" calcext:value-type="float">
            <text:p>75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89105" calcext:value-type="float">
            <text:p>89 10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71542" calcext:value-type="float">
            <text:p>71 54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3596" calcext:value-type="float">
            <text:p>13 59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20200" calcext:value-type="float">
            <text:p>12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79598" calcext:value-type="float">
            <text:p>379 59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3487" calcext:value-type="float">
            <text:p>23 48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204182" calcext:value-type="float">
            <text:p>204 18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5344" calcext:value-type="float">
            <text:p>5 34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41496" calcext:value-type="float">
            <text:p>41 49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6350" calcext:value-type="float">
            <text:p>6 3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77445" calcext:value-type="float">
            <text:p>177 44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157577" calcext:value-type="float">
            <text:p>1 157 57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380" calcext:value-type="float">
            <text:p>1 3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21152" calcext:value-type="float">
            <text:p>21 15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384" calcext:value-type="float">
            <text:p>38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69473" calcext:value-type="float">
            <text:p>69 47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8043" calcext:value-type="float">
            <text:p>8 04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450" calcext:value-type="float">
            <text:p>4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1690" calcext:value-type="float">
            <text:p>1 6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office:value-type="float" office:value="626333" calcext:value-type="float">
            <text:p>626 33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2977437" calcext:value-type="float">
            <text:p>2 977 43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1050" calcext:value-type="float">
            <text:p>1 0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1053322" calcext:value-type="float">
            <text:p>1 053 32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n</text:p>
          </table:table-cell>
          <table:table-cell office:value-type="float" office:value="5690" calcext:value-type="float">
            <text:p>5 6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20139" calcext:value-type="float">
            <text:p>20 13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78753" calcext:value-type="float">
            <text:p>78 75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783549" calcext:value-type="float">
            <text:p>783 54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08193" calcext:value-type="float">
            <text:p>208 19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86240" calcext:value-type="float">
            <text:p>86 2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950775" calcext:value-type="float">
            <text:p>950 77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03861" calcext:value-type="float">
            <text:p>303 86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88096" calcext:value-type="float">
            <text:p>188 09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561188" calcext:value-type="float">
            <text:p>561 18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6029013" calcext:value-type="float">
            <text:p>6 029 01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6760" calcext:value-type="float">
            <text:p>6 76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67147" calcext:value-type="float">
            <text:p>67 14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28632" calcext:value-type="float">
            <text:p>128 63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25740" calcext:value-type="float">
            <text:p>125 7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92644" calcext:value-type="float">
            <text:p>192 64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résine</text:p>
          </table:table-cell>
          <table:table-cell office:value-type="float" office:value="54060" calcext:value-type="float">
            <text:p>54 06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7590" calcext:value-type="float">
            <text:p>7 5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761882" calcext:value-type="float">
            <text:p>2 761 88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4058" calcext:value-type="float">
            <text:p>4 05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91926" calcext:value-type="float">
            <text:p>291 92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9035" calcext:value-type="float">
            <text:p>9 03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053546" calcext:value-type="float">
            <text:p>1 053 54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68180" calcext:value-type="float">
            <text:p>168 1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6530" calcext:value-type="float">
            <text:p>6 53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17021" calcext:value-type="float">
            <text:p>17 02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243" calcext:value-type="float">
            <text:p>1 24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687" calcext:value-type="float">
            <text:p>2 68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56583" calcext:value-type="float">
            <text:p>56 58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850" calcext:value-type="float">
            <text:p>8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3064" calcext:value-type="float">
            <text:p>13 06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8691" calcext:value-type="float">
            <text:p>28 69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2994" calcext:value-type="float">
            <text:p>2 99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1213" calcext:value-type="float">
            <text:p>1 21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4293" calcext:value-type="float">
            <text:p>4 29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26870" calcext:value-type="float">
            <text:p>26 8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405" calcext:value-type="float">
            <text:p>40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642" calcext:value-type="float">
            <text:p>64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office:value-type="float" office:value="576275" calcext:value-type="float">
            <text:p>576 27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311700" calcext:value-type="float">
            <text:p>311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225802" calcext:value-type="float">
            <text:p>225 80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872137" calcext:value-type="float">
            <text:p>872 13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n</text:p>
          </table:table-cell>
          <table:table-cell office:value-type="float" office:value="1798158" calcext:value-type="float">
            <text:p>1 798 15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43260" calcext:value-type="float">
            <text:p>43 26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1883853" calcext:value-type="float">
            <text:p>1 883 85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70930" calcext:value-type="float">
            <text:p>170 93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942" calcext:value-type="float">
            <text:p>1 94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1692" calcext:value-type="float">
            <text:p>1 69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204" calcext:value-type="float">
            <text:p>1 20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55617" calcext:value-type="float">
            <text:p>55 61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81533" calcext:value-type="float">
            <text:p>181 53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582774" calcext:value-type="float">
            <text:p>582 77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8840" calcext:value-type="float">
            <text:p>8 8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3040" calcext:value-type="float">
            <text:p>3 0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14262" calcext:value-type="float">
            <text:p>114 26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9755" calcext:value-type="float">
            <text:p>49 75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résine</text:p>
          </table:table-cell>
          <table:table-cell office:value-type="float" office:value="2026" calcext:value-type="float">
            <text:p>2 02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de lin</text:p>
          </table:table-cell>
          <table:table-cell office:value-type="float" office:value="2707" calcext:value-type="float">
            <text:p>2 70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97935" calcext:value-type="float">
            <text:p>197 93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73985" calcext:value-type="float">
            <text:p>73 98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040" calcext:value-type="float">
            <text:p>1 0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950" calcext:value-type="float">
            <text:p>9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2914103" calcext:value-type="float">
            <text:p>2 914 10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562392" calcext:value-type="float">
            <text:p>562 39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l de chêvre, lièvre et lapin</text:p>
          </table:table-cell>
          <table:table-cell office:value-type="float" office:value="17450" calcext:value-type="float">
            <text:p>17 4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17415" calcext:value-type="float">
            <text:p>117 41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95392" calcext:value-type="float">
            <text:p>295 39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4460682" calcext:value-type="float">
            <text:p>4 460 68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8991" calcext:value-type="float">
            <text:p>38 99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36525" calcext:value-type="float">
            <text:p>36 5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27" calcext:value-type="float">
            <text:p>42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314" calcext:value-type="float">
            <text:p>1 31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250" calcext:value-type="float">
            <text:p>4 2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44962" calcext:value-type="float">
            <text:p>44 96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38198" calcext:value-type="float">
            <text:p>38 19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office:value-type="float" office:value="5050" calcext:value-type="float">
            <text:p>5 0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13256" calcext:value-type="float">
            <text:p>13 25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30523" calcext:value-type="float">
            <text:p>30 52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41770" calcext:value-type="float">
            <text:p>41 7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00344" calcext:value-type="float">
            <text:p>100 34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630" calcext:value-type="float">
            <text:p>63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602400" calcext:value-type="float">
            <text:p>602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2497140" calcext:value-type="float">
            <text:p>2 497 1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495" calcext:value-type="float">
            <text:p>49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179112" calcext:value-type="float">
            <text:p>179 11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0414" calcext:value-type="float">
            <text:p>30 41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8034" calcext:value-type="float">
            <text:p>18 03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06863" calcext:value-type="float">
            <text:p>106 86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946" calcext:value-type="float">
            <text:p>1 94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040" calcext:value-type="float">
            <text:p>4 0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5690" calcext:value-type="float">
            <text:p>35 6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477140" calcext:value-type="float">
            <text:p>477 1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0377" calcext:value-type="float">
            <text:p>10 37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6857" calcext:value-type="float">
            <text:p>16 85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2742" calcext:value-type="float">
            <text:p>2 74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4941" calcext:value-type="float">
            <text:p>4 94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155008" calcext:value-type="float">
            <text:p>155 00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64061" calcext:value-type="float">
            <text:p>64 06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n</text:p>
          </table:table-cell>
          <table:table-cell office:value-type="float" office:value="9104" calcext:value-type="float">
            <text:p>9 10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10280" calcext:value-type="float">
            <text:p>10 2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754240" calcext:value-type="float">
            <text:p>754 2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2368" calcext:value-type="float">
            <text:p>12 36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835375" calcext:value-type="float">
            <text:p>835 37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2231" calcext:value-type="float">
            <text:p>2 23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9900" calcext:value-type="float">
            <text:p>9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259" calcext:value-type="float">
            <text:p>6 25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résine</text:p>
          </table:table-cell>
          <table:table-cell office:value-type="float" office:value="5579" calcext:value-type="float">
            <text:p>5 57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364" calcext:value-type="float">
            <text:p>4 36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de lin</text:p>
          </table:table-cell>
          <table:table-cell office:value-type="float" office:value="24885" calcext:value-type="float">
            <text:p>24 88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192" calcext:value-type="float">
            <text:p>2 19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149126" calcext:value-type="float">
            <text:p>149 12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34170" calcext:value-type="float">
            <text:p>34 1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08981" calcext:value-type="float">
            <text:p>308 98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20178" calcext:value-type="float">
            <text:p>320 17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281041" calcext:value-type="float">
            <text:p>3 281 04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71608" calcext:value-type="float">
            <text:p>71 60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597" calcext:value-type="float">
            <text:p>59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17090" calcext:value-type="float">
            <text:p>217 0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56817" calcext:value-type="float">
            <text:p>56 81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28103104" calcext:value-type="float">
            <text:p>28 103 10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9115" calcext:value-type="float">
            <text:p>9 11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38683" calcext:value-type="float">
            <text:p>238 68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276300" calcext:value-type="float">
            <text:p>27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7410" calcext:value-type="float">
            <text:p>7 41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5345989" calcext:value-type="float">
            <text:p>5 345 98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3765" calcext:value-type="float">
            <text:p>3 76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1826" calcext:value-type="float">
            <text:p>1 82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2020" calcext:value-type="float">
            <text:p>2 0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1562" calcext:value-type="float">
            <text:p>21 56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896" calcext:value-type="float">
            <text:p>1 89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758" calcext:value-type="float">
            <text:p>75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35" calcext:value-type="float">
            <text:p>43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0521" calcext:value-type="float">
            <text:p>10 52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146968" calcext:value-type="float">
            <text:p>146 96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34375" calcext:value-type="float">
            <text:p>134 37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588867" calcext:value-type="float">
            <text:p>1 588 86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27092" calcext:value-type="float">
            <text:p>27 09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3348" calcext:value-type="float">
            <text:p>3 34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8888" calcext:value-type="float">
            <text:p>58 88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4922" calcext:value-type="float">
            <text:p>4 92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4217" calcext:value-type="float">
            <text:p>4 21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5064" calcext:value-type="float">
            <text:p>15 06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128" calcext:value-type="float">
            <text:p>3 12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588" calcext:value-type="float">
            <text:p>2 58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64487" calcext:value-type="float">
            <text:p>64 48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89328" calcext:value-type="float">
            <text:p>89 32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66320" calcext:value-type="float">
            <text:p>66 3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6845" calcext:value-type="float">
            <text:p>6 84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2536" calcext:value-type="float">
            <text:p>2 53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office:value-type="float" office:value="23662" calcext:value-type="float">
            <text:p>23 66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354410" calcext:value-type="float">
            <text:p>354 41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55596" calcext:value-type="float">
            <text:p>55 59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28558" calcext:value-type="float">
            <text:p>28 55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3679" calcext:value-type="float">
            <text:p>23 67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6858" calcext:value-type="float">
            <text:p>26 85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4350" calcext:value-type="float">
            <text:p>4 3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42825" calcext:value-type="float">
            <text:p>42 8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469406" calcext:value-type="float">
            <text:p>469 40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6424" calcext:value-type="float">
            <text:p>56 42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085" calcext:value-type="float">
            <text:p>7 08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résine</text:p>
          </table:table-cell>
          <table:table-cell office:value-type="float" office:value="2474" calcext:value-type="float">
            <text:p>2 47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23586" calcext:value-type="float">
            <text:p>23 58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21946" calcext:value-type="float">
            <text:p>21 94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2886" calcext:value-type="float">
            <text:p>12 88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47892" calcext:value-type="float">
            <text:p>347 89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8913" calcext:value-type="float">
            <text:p>8 91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39725" calcext:value-type="float">
            <text:p>339 7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685" calcext:value-type="float">
            <text:p>2 68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196219" calcext:value-type="float">
            <text:p>196 21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11119" calcext:value-type="float">
            <text:p>111 11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6922" calcext:value-type="float">
            <text:p>16 92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84772" calcext:value-type="float">
            <text:p>84 77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14864" calcext:value-type="float">
            <text:p>114 86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836152" calcext:value-type="float">
            <text:p>836 15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829703" calcext:value-type="float">
            <text:p>1 829 70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94316" calcext:value-type="float">
            <text:p>194 31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22374" calcext:value-type="float">
            <text:p>122 37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4120" calcext:value-type="float">
            <text:p>14 1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3625" calcext:value-type="float">
            <text:p>3 6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080" calcext:value-type="float">
            <text:p>1 0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office:value-type="float" office:value="223308" calcext:value-type="float">
            <text:p>223 30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141450" calcext:value-type="float">
            <text:p>141 4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24256" calcext:value-type="float">
            <text:p>24 25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n</text:p>
          </table:table-cell>
          <table:table-cell office:value-type="float" office:value="36702" calcext:value-type="float">
            <text:p>36 70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12800" calcext:value-type="float">
            <text:p>1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35981" calcext:value-type="float">
            <text:p>135 98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31491" calcext:value-type="float">
            <text:p>31 49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16803" calcext:value-type="float">
            <text:p>16 80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81756" calcext:value-type="float">
            <text:p>81 75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1392" calcext:value-type="float">
            <text:p>11 39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54862" calcext:value-type="float">
            <text:p>54 86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0410" calcext:value-type="float">
            <text:p>10 41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1222" calcext:value-type="float">
            <text:p>11 22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21759" calcext:value-type="float">
            <text:p>121 75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résine</text:p>
          </table:table-cell>
          <table:table-cell office:value-type="float" office:value="22254" calcext:value-type="float">
            <text:p>22 25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 de lin</text:p>
          </table:table-cell>
          <table:table-cell office:value-type="float" office:value="15086" calcext:value-type="float">
            <text:p>15 08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2677266" calcext:value-type="float">
            <text:p>2 677 26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288775" calcext:value-type="float">
            <text:p>3 288 77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286409" calcext:value-type="float">
            <text:p>286 40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227" calcext:value-type="float">
            <text:p>1 22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81566" calcext:value-type="float">
            <text:p>181 56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12375" calcext:value-type="float">
            <text:p>12 37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5158" calcext:value-type="float">
            <text:p>5 15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458313" calcext:value-type="float">
            <text:p>458 31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5366" calcext:value-type="float">
            <text:p>5 36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670383" calcext:value-type="float">
            <text:p>670 38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1925" calcext:value-type="float">
            <text:p>1 9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222" calcext:value-type="float">
            <text:p>1 22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10079" calcext:value-type="float">
            <text:p>110 07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: faulx, faucilles, fil de laiton et limes</text:p>
          </table:table-cell>
          <table:table-cell office:value-type="float" office:value="1410" calcext:value-type="float">
            <text:p>1 41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334434" calcext:value-type="float">
            <text:p>334 43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926475" calcext:value-type="float">
            <text:p>926 47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3048" calcext:value-type="float">
            <text:p>3 04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8049" calcext:value-type="float">
            <text:p>8 04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1160" calcext:value-type="float">
            <text:p>11 16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25150" calcext:value-type="float">
            <text:p>25 1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478244" calcext:value-type="float">
            <text:p>478 24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9039737" calcext:value-type="float">
            <text:p>9 039 73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1282" calcext:value-type="float">
            <text:p>21 28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09960" calcext:value-type="float">
            <text:p>309 96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460" calcext:value-type="float">
            <text:p>1 46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221340" calcext:value-type="float">
            <text:p>1 221 3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office:value-type="float" office:value="1400955" calcext:value-type="float">
            <text:p>1 400 95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29365" calcext:value-type="float">
            <text:p>229 36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37899" calcext:value-type="float">
            <text:p>37 89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880587" calcext:value-type="float">
            <text:p>880 58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918816" calcext:value-type="float">
            <text:p>918 81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040290" calcext:value-type="float">
            <text:p>2 040 2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39285" calcext:value-type="float">
            <text:p>39 28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170489" calcext:value-type="float">
            <text:p>1 170 48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762772" calcext:value-type="float">
            <text:p>762 77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366913" calcext:value-type="float">
            <text:p>366 91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27336" calcext:value-type="float">
            <text:p>27 33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39771" calcext:value-type="float">
            <text:p>39 77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11142" calcext:value-type="float">
            <text:p>211 14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125943" calcext:value-type="float">
            <text:p>1 125 94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5682" calcext:value-type="float">
            <text:p>5 68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36723" calcext:value-type="float">
            <text:p>36 72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359299" calcext:value-type="float">
            <text:p>359 29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: faulx, faucilles, fil de laiton et limes</text:p>
          </table:table-cell>
          <table:table-cell office:value-type="float" office:value="47934" calcext:value-type="float">
            <text:p>47 93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2303" calcext:value-type="float">
            <text:p>2 30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567" calcext:value-type="float">
            <text:p>56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72935" calcext:value-type="float">
            <text:p>72 93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9118" calcext:value-type="float">
            <text:p>9 11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53664" calcext:value-type="float">
            <text:p>153 66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294477" calcext:value-type="float">
            <text:p>294 47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70090" calcext:value-type="float">
            <text:p>70 0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48537" calcext:value-type="float">
            <text:p>148 53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9952" calcext:value-type="float">
            <text:p>29 95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mes</text:p>
          </table:table-cell>
          <table:table-cell office:value-type="float" office:value="4327" calcext:value-type="float">
            <text:p>4 32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666214" calcext:value-type="float">
            <text:p>666 21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Verrerie</text:p>
          </table:table-cell>
          <table:table-cell office:value-type="float" office:value="45667" calcext:value-type="float">
            <text:p>45 66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080" calcext:value-type="float">
            <text:p>1 0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132400" calcext:value-type="float">
            <text:p>132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11687" calcext:value-type="float">
            <text:p>111 68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5091" calcext:value-type="float">
            <text:p>15 09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899435" calcext:value-type="float">
            <text:p>1 899 43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3990" calcext:value-type="float">
            <text:p>3 9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67165" calcext:value-type="float">
            <text:p>67 16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438" calcext:value-type="float">
            <text:p>3 43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36096" calcext:value-type="float">
            <text:p>136 09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office:value-type="float" office:value="464120" calcext:value-type="float">
            <text:p>464 1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14254" calcext:value-type="float">
            <text:p>114 25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01690" calcext:value-type="float">
            <text:p>101 6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43328" calcext:value-type="float">
            <text:p>443 32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132400" calcext:value-type="float">
            <text:p>132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11920" calcext:value-type="float">
            <text:p>11 9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894919" calcext:value-type="float">
            <text:p>1 894 91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257413" calcext:value-type="float">
            <text:p>257 41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564170" calcext:value-type="float">
            <text:p>1 564 1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01673" calcext:value-type="float">
            <text:p>101 67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80106" calcext:value-type="float">
            <text:p>80 10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23901" calcext:value-type="float">
            <text:p>23 90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131195" calcext:value-type="float">
            <text:p>131 19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134388" calcext:value-type="float">
            <text:p>134 38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308742" calcext:value-type="float">
            <text:p>308 74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2140957" calcext:value-type="float">
            <text:p>2 140 95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057881" calcext:value-type="float">
            <text:p>2 057 88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62448" calcext:value-type="float">
            <text:p>62 44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73742" calcext:value-type="float">
            <text:p>73 74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817771" calcext:value-type="float">
            <text:p>817 77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: faulx, faucilles, fil de laiton et limes</text:p>
          </table:table-cell>
          <table:table-cell office:value-type="float" office:value="2953917" calcext:value-type="float">
            <text:p>2 953 91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8880" calcext:value-type="float">
            <text:p>8 8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713284" calcext:value-type="float">
            <text:p>713 28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75657" calcext:value-type="float">
            <text:p>75 65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67417" calcext:value-type="float">
            <text:p>67 41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49325" calcext:value-type="float">
            <text:p>149 3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97230" calcext:value-type="float">
            <text:p>197 23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79835" calcext:value-type="float">
            <text:p>79 83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30264" calcext:value-type="float">
            <text:p>130 26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621373" calcext:value-type="float">
            <text:p>621 37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mes</text:p>
          </table:table-cell>
          <table:table-cell office:value-type="float" office:value="17500" calcext:value-type="float">
            <text:p>17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243609" calcext:value-type="float">
            <text:p>1 243 60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Verrerie</text:p>
          </table:table-cell>
          <table:table-cell office:value-type="float" office:value="1987" calcext:value-type="float">
            <text:p>1 98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406500" calcext:value-type="float">
            <text:p>1 406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636" calcext:value-type="float">
            <text:p>63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75950" calcext:value-type="float">
            <text:p>75 9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643" calcext:value-type="float">
            <text:p>1 64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9075" calcext:value-type="float">
            <text:p>9 07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office:value-type="float" office:value="21331" calcext:value-type="float">
            <text:p>21 33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4755" calcext:value-type="float">
            <text:p>4 75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25794" calcext:value-type="float">
            <text:p>25 79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77320" calcext:value-type="float">
            <text:p>177 3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601640" calcext:value-type="float">
            <text:p>601 6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62500" calcext:value-type="float">
            <text:p>6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1154" calcext:value-type="float">
            <text:p>11 15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70300" calcext:value-type="float">
            <text:p>7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2010" calcext:value-type="float">
            <text:p>2 01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43598" calcext:value-type="float">
            <text:p>43 59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40861" calcext:value-type="float">
            <text:p>40 86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60800" calcext:value-type="float">
            <text:p>60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91763" calcext:value-type="float">
            <text:p>91 76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792017" calcext:value-type="float">
            <text:p>1 792 01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88472" calcext:value-type="float">
            <text:p>88 47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95016" calcext:value-type="float">
            <text:p>95 01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2223" calcext:value-type="float">
            <text:p>2 22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06193" calcext:value-type="float">
            <text:p>106 19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: faulx, faucilles, fil de laiton et limes</text:p>
          </table:table-cell>
          <table:table-cell office:value-type="float" office:value="395632" calcext:value-type="float">
            <text:p>395 63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28160" calcext:value-type="float">
            <text:p>28 16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40255" calcext:value-type="float">
            <text:p>40 25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37870" calcext:value-type="float">
            <text:p>37 8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4571" calcext:value-type="float">
            <text:p>4 57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4632" calcext:value-type="float">
            <text:p>14 63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14335" calcext:value-type="float">
            <text:p>114 33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9695" calcext:value-type="float">
            <text:p>9 69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2666" calcext:value-type="float">
            <text:p>12 66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9325" calcext:value-type="float">
            <text:p>29 3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82620" calcext:value-type="float">
            <text:p>182 6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Verrerie</text:p>
          </table:table-cell>
          <table:table-cell office:value-type="float" office:value="2935" calcext:value-type="float">
            <text:p>2 93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5526905" calcext:value-type="float">
            <text:p>5 526 90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950910" calcext:value-type="float">
            <text:p>950 91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6075" calcext:value-type="float">
            <text:p>6 07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6586" calcext:value-type="float">
            <text:p>6 58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1940" calcext:value-type="float">
            <text:p>11 9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87776" calcext:value-type="float">
            <text:p>87 77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531280" calcext:value-type="float">
            <text:p>531 2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213923" calcext:value-type="float">
            <text:p>1 213 92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31057" calcext:value-type="float">
            <text:p>131 05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Verrerie</text:p>
          </table:table-cell>
          <table:table-cell office:value-type="float" office:value="1464" calcext:value-type="float">
            <text:p>1 46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1785" calcext:value-type="float">
            <text:p>11 78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098700" calcext:value-type="float">
            <text:p>1 098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47822" calcext:value-type="float">
            <text:p>47 82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575" calcext:value-type="float">
            <text:p>1 57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1662" calcext:value-type="float">
            <text:p>11 66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580" calcext:value-type="float">
            <text:p>5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444242" calcext:value-type="float">
            <text:p>444 24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04810" calcext:value-type="float">
            <text:p>104 81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24568" calcext:value-type="float">
            <text:p>24 56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093" calcext:value-type="float">
            <text:p>1 09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88948" calcext:value-type="float">
            <text:p>88 94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61041" calcext:value-type="float">
            <text:p>61 04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8334" calcext:value-type="float">
            <text:p>8 33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6900" calcext:value-type="float">
            <text:p>36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49320" calcext:value-type="float">
            <text:p>149 3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937" calcext:value-type="float">
            <text:p>93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office:value-type="float" office:value="872" calcext:value-type="float">
            <text:p>87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12370" calcext:value-type="float">
            <text:p>312 3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687100" calcext:value-type="float">
            <text:p>68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10075" calcext:value-type="float">
            <text:p>310 07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60142" calcext:value-type="float">
            <text:p>60 14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8848" calcext:value-type="float">
            <text:p>8 84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77569" calcext:value-type="float">
            <text:p>177 56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6420" calcext:value-type="float">
            <text:p>16 4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30396" calcext:value-type="float">
            <text:p>130 39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43430" calcext:value-type="float">
            <text:p>43 43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5932" calcext:value-type="float">
            <text:p>5 93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651" calcext:value-type="float">
            <text:p>65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23803" calcext:value-type="float">
            <text:p>23 80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1485" calcext:value-type="float">
            <text:p>1 48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80446" calcext:value-type="float">
            <text:p>80 44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713" calcext:value-type="float">
            <text:p>1 71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37375" calcext:value-type="float">
            <text:p>137 37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: faulx, faucilles, fil de laiton et limes</text:p>
          </table:table-cell>
          <table:table-cell office:value-type="float" office:value="10450" calcext:value-type="float">
            <text:p>10 4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7069" calcext:value-type="float">
            <text:p>7 06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1224416" calcext:value-type="float">
            <text:p>1 224 41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41032" calcext:value-type="float">
            <text:p>41 03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46560" calcext:value-type="float">
            <text:p>46 56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5124" calcext:value-type="float">
            <text:p>5 12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099" calcext:value-type="float">
            <text:p>1 09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7418" calcext:value-type="float">
            <text:p>17 41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31607" calcext:value-type="float">
            <text:p>31 60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16684" calcext:value-type="float">
            <text:p>16 68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717241" calcext:value-type="float">
            <text:p>717 24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Verrerie</text:p>
          </table:table-cell>
          <table:table-cell office:value-type="float" office:value="1284" calcext:value-type="float">
            <text:p>1 28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51617" calcext:value-type="float">
            <text:p>51 61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95814" calcext:value-type="float">
            <text:p>95 81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25340" calcext:value-type="float">
            <text:p>25 3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0915" calcext:value-type="float">
            <text:p>30 91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70670" calcext:value-type="float">
            <text:p>70 6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9392" calcext:value-type="float">
            <text:p>9 39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4050" calcext:value-type="float">
            <text:p>4 0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71730" calcext:value-type="float">
            <text:p>271 73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761" calcext:value-type="float">
            <text:p>1 76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360" calcext:value-type="float">
            <text:p>36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2521" calcext:value-type="float">
            <text:p>12 52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mes</text:p>
          </table:table-cell>
          <table:table-cell office:value-type="float" office:value="210728" calcext:value-type="float">
            <text:p>210 72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7100" calcext:value-type="float">
            <text:p>1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22250" calcext:value-type="float">
            <text:p>22 2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961" calcext:value-type="float">
            <text:p>96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654" calcext:value-type="float">
            <text:p>65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696" calcext:value-type="float">
            <text:p>69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2035" calcext:value-type="float">
            <text:p>2 03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95342" calcext:value-type="float">
            <text:p>95 34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57677" calcext:value-type="float">
            <text:p>157 67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972" calcext:value-type="float">
            <text:p>97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49689" calcext:value-type="float">
            <text:p>49 68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4668" calcext:value-type="float">
            <text:p>4 66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578" calcext:value-type="float">
            <text:p>1 57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548" calcext:value-type="float">
            <text:p>1 54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781110" calcext:value-type="float">
            <text:p>781 11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8784" calcext:value-type="float">
            <text:p>8 78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1280" calcext:value-type="float">
            <text:p>11 2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06623" calcext:value-type="float">
            <text:p>106 62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51574" calcext:value-type="float">
            <text:p>151 57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2850" calcext:value-type="float">
            <text:p>22 8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63450" calcext:value-type="float">
            <text:p>63 4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12078" calcext:value-type="float">
            <text:p>12 07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office:value-type="float" office:value="1096" calcext:value-type="float">
            <text:p>1 09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3337" calcext:value-type="float">
            <text:p>13 33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47494" calcext:value-type="float">
            <text:p>47 49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4559" calcext:value-type="float">
            <text:p>34 55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7864" calcext:value-type="float">
            <text:p>7 86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7925" calcext:value-type="float">
            <text:p>17 9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0245" calcext:value-type="float">
            <text:p>10 24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8268" calcext:value-type="float">
            <text:p>8 26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20261" calcext:value-type="float">
            <text:p>120 26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1536" calcext:value-type="float">
            <text:p>1 53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7950" calcext:value-type="float">
            <text:p>7 9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8837" calcext:value-type="float">
            <text:p>18 83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65651" calcext:value-type="float">
            <text:p>165 65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3080" calcext:value-type="float">
            <text:p>13 0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080" calcext:value-type="float">
            <text:p>1 0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office:value-type="float" office:value="2166" calcext:value-type="float">
            <text:p>2 16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4109" calcext:value-type="float">
            <text:p>34 10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3168" calcext:value-type="float">
            <text:p>3 16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9640" calcext:value-type="float">
            <text:p>19 6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27953" calcext:value-type="float">
            <text:p>27 95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38672" calcext:value-type="float">
            <text:p>38 67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5868" calcext:value-type="float">
            <text:p>5 86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20327" calcext:value-type="float">
            <text:p>220 32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7120" calcext:value-type="float">
            <text:p>7 1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01096" calcext:value-type="float">
            <text:p>101 09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: faulx, faucilles, fil de laiton et limes</text:p>
          </table:table-cell>
          <table:table-cell office:value-type="float" office:value="2705" calcext:value-type="float">
            <text:p>2 70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1895" calcext:value-type="float">
            <text:p>11 89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151276" calcext:value-type="float">
            <text:p>151 27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3250" calcext:value-type="float">
            <text:p>3 2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21341" calcext:value-type="float">
            <text:p>21 34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347" calcext:value-type="float">
            <text:p>1 34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3230" calcext:value-type="float">
            <text:p>3 23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590" calcext:value-type="float">
            <text:p>2 5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641871" calcext:value-type="float">
            <text:p>1 641 87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Verrerie</text:p>
          </table:table-cell>
          <table:table-cell office:value-type="float" office:value="4920" calcext:value-type="float">
            <text:p>4 9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52855" calcext:value-type="float">
            <text:p>552 85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626682" calcext:value-type="float">
            <text:p>626 68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45666" calcext:value-type="float">
            <text:p>145 66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91077" calcext:value-type="float">
            <text:p>91 07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219216" calcext:value-type="float">
            <text:p>219 21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998" calcext:value-type="float">
            <text:p>4 99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7038" calcext:value-type="float">
            <text:p>7 03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11014781" calcext:value-type="float">
            <text:p>11 014 78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20890" calcext:value-type="float">
            <text:p>20 8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2297" calcext:value-type="float">
            <text:p>2 29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52025" calcext:value-type="float">
            <text:p>252 0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2640" calcext:value-type="float">
            <text:p>2 6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4495" calcext:value-type="float">
            <text:p>4 49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5404" calcext:value-type="float">
            <text:p>5 40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6990" calcext:value-type="float">
            <text:p>16 9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4952" calcext:value-type="float">
            <text:p>4 95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517288" calcext:value-type="float">
            <text:p>517 28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83456" calcext:value-type="float">
            <text:p>183 45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49975" calcext:value-type="float">
            <text:p>49 97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22772" calcext:value-type="float">
            <text:p>222 77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1391097" calcext:value-type="float">
            <text:p>1 391 09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25292" calcext:value-type="float">
            <text:p>25 29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356" calcext:value-type="float">
            <text:p>35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615" calcext:value-type="float">
            <text:p>1 61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433" calcext:value-type="float">
            <text:p>5 43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1637" calcext:value-type="float">
            <text:p>1 63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527" calcext:value-type="float">
            <text:p>52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4802" calcext:value-type="float">
            <text:p>4 80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96880" calcext:value-type="float">
            <text:p>196 8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01756" calcext:value-type="float">
            <text:p>101 75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25195" calcext:value-type="float">
            <text:p>125 19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48202" calcext:value-type="float">
            <text:p>148 20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12191388" calcext:value-type="float">
            <text:p>12 191 38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37852" calcext:value-type="float">
            <text:p>37 85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420" calcext:value-type="float">
            <text:p>42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770" calcext:value-type="float">
            <text:p>1 7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52452" calcext:value-type="float">
            <text:p>52 45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9714" calcext:value-type="float">
            <text:p>29 71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09874" calcext:value-type="float">
            <text:p>109 87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40740" calcext:value-type="float">
            <text:p>40 7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45788" calcext:value-type="float">
            <text:p>45 78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21451" calcext:value-type="float">
            <text:p>21 45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450554" calcext:value-type="float">
            <text:p>450 55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4785" calcext:value-type="float">
            <text:p>4 78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578" calcext:value-type="float">
            <text:p>1 57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170240" calcext:value-type="float">
            <text:p>170 2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88680" calcext:value-type="float">
            <text:p>188 6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95124" calcext:value-type="float">
            <text:p>495 12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944" calcext:value-type="float">
            <text:p>94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9114" calcext:value-type="float">
            <text:p>9 11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5888" calcext:value-type="float">
            <text:p>5 88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757" calcext:value-type="float">
            <text:p>2 75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384" calcext:value-type="float">
            <text:p>38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3148" calcext:value-type="float">
            <text:p>3 14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811170" calcext:value-type="float">
            <text:p>811 1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682" calcext:value-type="float">
            <text:p>2 68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29322" calcext:value-type="float">
            <text:p>29 32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66580" calcext:value-type="float">
            <text:p>66 5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4025" calcext:value-type="float">
            <text:p>4 02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45717" calcext:value-type="float">
            <text:p>145 71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14070" calcext:value-type="float">
            <text:p>14 0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21029" calcext:value-type="float">
            <text:p>121 02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92915" calcext:value-type="float">
            <text:p>192 91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9162" calcext:value-type="float">
            <text:p>9 16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53304" calcext:value-type="float">
            <text:p>53 30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239890" calcext:value-type="float">
            <text:p>239 8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16380" calcext:value-type="float">
            <text:p>16 3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4950" calcext:value-type="float">
            <text:p>4 9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8246" calcext:value-type="float">
            <text:p>8 24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9879" calcext:value-type="float">
            <text:p>19 87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732" calcext:value-type="float">
            <text:p>1 73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3486" calcext:value-type="float">
            <text:p>3 48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0774" calcext:value-type="float">
            <text:p>20 77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12615" calcext:value-type="float">
            <text:p>12 61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23899" calcext:value-type="float">
            <text:p>23 89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318623" calcext:value-type="float">
            <text:p>318 623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59018" calcext:value-type="float">
            <text:p>59 018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87504" calcext:value-type="float">
            <text:p>87 50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1800" calcext:value-type="float">
            <text:p>1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3367" calcext:value-type="float">
            <text:p>3 36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14242" calcext:value-type="float">
            <text:p>114 24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3050" calcext:value-type="float">
            <text:p>3 05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166170" calcext:value-type="float">
            <text:p>166 1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36960" calcext:value-type="float">
            <text:p>36 96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84270" calcext:value-type="float">
            <text:p>84 2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2142" calcext:value-type="float">
            <text:p>2 14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6670" calcext:value-type="float">
            <text:p>6 6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3260" calcext:value-type="float">
            <text:p>3 26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421" calcext:value-type="float">
            <text:p>42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610" calcext:value-type="float">
            <text:p>61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7405" calcext:value-type="float">
            <text:p>27 40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82500" calcext:value-type="float">
            <text:p>8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4160" calcext:value-type="float">
            <text:p>4 16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40740" calcext:value-type="float">
            <text:p>40 7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4732" calcext:value-type="float">
            <text:p>14 73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517540" calcext:value-type="float">
            <text:p>517 54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880" calcext:value-type="float">
            <text:p>8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6264" calcext:value-type="float">
            <text:p>6 26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1984" calcext:value-type="float">
            <text:p>1 984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99866" calcext:value-type="float">
            <text:p>99 86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18359" calcext:value-type="float">
            <text:p>18 35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46170" calcext:value-type="float">
            <text:p>46 17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2980" calcext:value-type="float">
            <text:p>2 98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3629" calcext:value-type="float">
            <text:p>33 629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7357" calcext:value-type="float">
            <text:p>7 357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4512" calcext:value-type="float">
            <text:p>4 512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Origine inconn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16045" calcext:value-type="float">
            <text:p>16 04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80690" calcext:value-type="float">
            <text:p>380 69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4421" calcext:value-type="float">
            <text:p>34 421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5175" calcext:value-type="float">
            <text:p>5 175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2136" calcext:value-type="float">
            <text:p>12 136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405526" calcext:value-type="float">
            <text:p>405 526 <text:s text:c="2"/>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270294" calcext:value-type="float">
            <text:p>2 270 294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444024" calcext:value-type="float">
            <text:p>444 024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3664" calcext:value-type="float">
            <text:p>3 664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5925" calcext:value-type="float">
            <text:p>5 925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5228895" calcext:value-type="float">
            <text:p>5 228 895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33250" calcext:value-type="float">
            <text:p>33 250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700788" calcext:value-type="float">
            <text:p>700 788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61721" calcext:value-type="float">
            <text:p>161 721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3291" calcext:value-type="float">
            <text:p>33 291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6174" calcext:value-type="float">
            <text:p>36 174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9760" calcext:value-type="float">
            <text:p>49 760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5330" calcext:value-type="float">
            <text:p>5 330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7285" calcext:value-type="float">
            <text:p>7 285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71476" calcext:value-type="float">
            <text:p>271 476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91590" calcext:value-type="float">
            <text:p>91 590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206" calcext:value-type="float">
            <text:p>1 206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941" calcext:value-type="float">
            <text:p>1 941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8870" calcext:value-type="float">
            <text:p>8 870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94831" calcext:value-type="float">
            <text:p>94 831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634571" calcext:value-type="float">
            <text:p>634 571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51180" calcext:value-type="float">
            <text:p>251 180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443790" calcext:value-type="float">
            <text:p>443 790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1079878" calcext:value-type="float">
            <text:p>1 079 878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13312" calcext:value-type="float">
            <text:p>13 312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43794" calcext:value-type="float">
            <text:p>43 794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59194" calcext:value-type="float">
            <text:p>259 194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067055" calcext:value-type="float">
            <text:p>1 067 055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318643" calcext:value-type="float">
            <text:p>318 643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3086" calcext:value-type="float">
            <text:p>13 086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56956" calcext:value-type="float">
            <text:p>56 956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20357" calcext:value-type="float">
            <text:p>20 357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7015" calcext:value-type="float">
            <text:p>17 015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92497" calcext:value-type="float">
            <text:p>92 497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89665" calcext:value-type="float">
            <text:p>289 665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7680" calcext:value-type="float">
            <text:p>57 680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48331" calcext:value-type="float">
            <text:p>148 331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961" calcext:value-type="float">
            <text:p>961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47074" calcext:value-type="float">
            <text:p>147 074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357883" calcext:value-type="float">
            <text:p>1 357 883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1563495" calcext:value-type="float">
            <text:p>1 563 495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456" calcext:value-type="float">
            <text:p>456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565242" calcext:value-type="float">
            <text:p>565 242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101655" calcext:value-type="float">
            <text:p>101 655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126800" calcext:value-type="float">
            <text:p>126 800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950" calcext:value-type="float">
            <text:p>5 950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776" calcext:value-type="float">
            <text:p>3 776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594" calcext:value-type="float">
            <text:p>3 594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07744" calcext:value-type="float">
            <text:p>307 744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252" calcext:value-type="float">
            <text:p>3 252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698681" calcext:value-type="float">
            <text:p>698 681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95145" calcext:value-type="float">
            <text:p>95 145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07313" calcext:value-type="float">
            <text:p>207 313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4253" calcext:value-type="float">
            <text:p>4 253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7135" calcext:value-type="float">
            <text:p>7 135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476721" calcext:value-type="float">
            <text:p>476 721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52240" calcext:value-type="float">
            <text:p>52 240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3060" calcext:value-type="float">
            <text:p>3 060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84112" calcext:value-type="float">
            <text:p>84 112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5512" calcext:value-type="float">
            <text:p>5 512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355868" calcext:value-type="float">
            <text:p>355 868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427370" calcext:value-type="float">
            <text:p>1 427 370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19470" calcext:value-type="float">
            <text:p>119 470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591497" calcext:value-type="float">
            <text:p>591 497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472742" calcext:value-type="float">
            <text:p>1 472 742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745851" calcext:value-type="float">
            <text:p>1 745 851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4496" calcext:value-type="float">
            <text:p>34 496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75704" calcext:value-type="float">
            <text:p>375 704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41475" calcext:value-type="float">
            <text:p>41 475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715" calcext:value-type="float">
            <text:p>1 715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42160" calcext:value-type="float">
            <text:p>42 160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s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43193" calcext:value-type="float">
            <text:p>143 193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00941" calcext:value-type="float">
            <text:p>200 941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116336" calcext:value-type="float">
            <text:p>116 336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20368" calcext:value-type="float">
            <text:p>20 368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0300" calcext:value-type="float">
            <text:p>20 300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4434" calcext:value-type="float">
            <text:p>4 434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260" calcext:value-type="float">
            <text:p>1 260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s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281700" calcext:value-type="float">
            <text:p>4 281 700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9845503" calcext:value-type="float">
            <text:p>9 845 503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38997" calcext:value-type="float">
            <text:p>38 997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15759" calcext:value-type="float">
            <text:p>215 759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2644819" calcext:value-type="float">
            <text:p>2 644 819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2745198" calcext:value-type="float">
            <text:p>2 745 198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2656" calcext:value-type="float">
            <text:p>42 656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630207" calcext:value-type="float">
            <text:p>630 207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86377" calcext:value-type="float">
            <text:p>186 377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644176" calcext:value-type="float">
            <text:p>644 176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194" calcext:value-type="float">
            <text:p>5 194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49162" calcext:value-type="float">
            <text:p>49 162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088940" calcext:value-type="float">
            <text:p>1 088 940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654244" calcext:value-type="float">
            <text:p>654 244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39138" calcext:value-type="float">
            <text:p>39 138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5295" calcext:value-type="float">
            <text:p>25 295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44780" calcext:value-type="float">
            <text:p>44 780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12782" calcext:value-type="float">
            <text:p>12 782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307560" calcext:value-type="float">
            <text:p>307 560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32311" calcext:value-type="float">
            <text:p>32 311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2653730" calcext:value-type="float">
            <text:p>2 653 730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76327" calcext:value-type="float">
            <text:p>76 327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28882" calcext:value-type="float">
            <text:p>28 882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5244995" calcext:value-type="float">
            <text:p>5 244 995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521210" calcext:value-type="float">
            <text:p>1 521 210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85827" calcext:value-type="float">
            <text:p>85 827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33810" calcext:value-type="float">
            <text:p>33 810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3719243" calcext:value-type="float">
            <text:p>3 719 243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16425" calcext:value-type="float">
            <text:p>216 425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418816" calcext:value-type="float">
            <text:p>3 418 816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03952" calcext:value-type="float">
            <text:p>103 952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668920" calcext:value-type="float">
            <text:p>668 920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708176" calcext:value-type="float">
            <text:p>708 176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23347" calcext:value-type="float">
            <text:p>123 347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47960" calcext:value-type="float">
            <text:p>47 960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s</text:p>
          </table:table-cell>
          <table:table-cell office:value-type="float" office:value="68782" calcext:value-type="float">
            <text:p>68 782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550694" calcext:value-type="float">
            <text:p>550 694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253932" calcext:value-type="float">
            <text:p>1 253 932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4317954" calcext:value-type="float">
            <text:p>4 317 954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108678" calcext:value-type="float">
            <text:p>108 678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21741" calcext:value-type="float">
            <text:p>321 741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2386603" calcext:value-type="float">
            <text:p>2 386 603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274" calcext:value-type="float">
            <text:p>4 274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42592" calcext:value-type="float">
            <text:p>142 592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80806" calcext:value-type="float">
            <text:p>80 806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57039" calcext:value-type="float">
            <text:p>257 039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1605" calcext:value-type="float">
            <text:p>11 605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72130" calcext:value-type="float">
            <text:p>72 130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421416" calcext:value-type="float">
            <text:p>1 421 416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49521" calcext:value-type="float">
            <text:p>49 521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5568" calcext:value-type="float">
            <text:p>5 568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5676" calcext:value-type="float">
            <text:p>15 676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1506" calcext:value-type="float">
            <text:p>21 506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48990" calcext:value-type="float">
            <text:p>48 990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51450" calcext:value-type="float">
            <text:p>51 450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98463" calcext:value-type="float">
            <text:p>98 463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13054" calcext:value-type="float">
            <text:p>13 054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404430" calcext:value-type="float">
            <text:p>404 430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02843" calcext:value-type="float">
            <text:p>102 843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53436" calcext:value-type="float">
            <text:p>53 436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41467" calcext:value-type="float">
            <text:p>141 467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201206" calcext:value-type="float">
            <text:p>201 206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6404" calcext:value-type="float">
            <text:p>6 404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494" calcext:value-type="float">
            <text:p>494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837479" calcext:value-type="float">
            <text:p>837 479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737" calcext:value-type="float">
            <text:p>737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213936" calcext:value-type="float">
            <text:p>1 213 936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21209" calcext:value-type="float">
            <text:p>121 209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94800" calcext:value-type="float">
            <text:p>394 800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44592" calcext:value-type="float">
            <text:p>144 592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91690" calcext:value-type="float">
            <text:p>91 690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s</text:p>
          </table:table-cell>
          <table:table-cell office:value-type="float" office:value="78830" calcext:value-type="float">
            <text:p>78 830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42769" calcext:value-type="float">
            <text:p>142 769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9494708" calcext:value-type="float">
            <text:p>9 494 708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1087513" calcext:value-type="float">
            <text:p>1 087 513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4540600" calcext:value-type="float">
            <text:p>4 540 600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2640" calcext:value-type="float">
            <text:p>2 640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921494" calcext:value-type="float">
            <text:p>1 921 494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5076" calcext:value-type="float">
            <text:p>5 076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2047" calcext:value-type="float">
            <text:p>2 047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4115" calcext:value-type="float">
            <text:p>4 115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62713" calcext:value-type="float">
            <text:p>62 713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45713" calcext:value-type="float">
            <text:p>45 713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8713" calcext:value-type="float">
            <text:p>18 713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97525" calcext:value-type="float">
            <text:p>397 525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0498" calcext:value-type="float">
            <text:p>20 498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7305" calcext:value-type="float">
            <text:p>17 305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92547" calcext:value-type="float">
            <text:p>192 547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40205" calcext:value-type="float">
            <text:p>40 205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9530" calcext:value-type="float">
            <text:p>9 530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1915" calcext:value-type="float">
            <text:p>1 915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234702" calcext:value-type="float">
            <text:p>234 702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34130" calcext:value-type="float">
            <text:p>34 130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855" calcext:value-type="float">
            <text:p>1 855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9126" calcext:value-type="float">
            <text:p>19 126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9730" calcext:value-type="float">
            <text:p>19 730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8754" calcext:value-type="float">
            <text:p>8 754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720" calcext:value-type="float">
            <text:p>2 720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8548" calcext:value-type="float">
            <text:p>8 548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15439" calcext:value-type="float">
            <text:p>115 439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8780" calcext:value-type="float">
            <text:p>8 780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333" calcext:value-type="float">
            <text:p>20 333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s</text:p>
          </table:table-cell>
          <table:table-cell office:value-type="float" office:value="19400" calcext:value-type="float">
            <text:p>19 400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0339" calcext:value-type="float">
            <text:p>10 339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715095" calcext:value-type="float">
            <text:p>1 715 095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21760" calcext:value-type="float">
            <text:p>21 760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1159051" calcext:value-type="float">
            <text:p>1 159 051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536" calcext:value-type="float">
            <text:p>536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622" calcext:value-type="float">
            <text:p>2 622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587" calcext:value-type="float">
            <text:p>587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747" calcext:value-type="float">
            <text:p>4 747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55786" calcext:value-type="float">
            <text:p>55 786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2952" calcext:value-type="float">
            <text:p>32 952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2800" calcext:value-type="float">
            <text:p>22 800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928" calcext:value-type="float">
            <text:p>928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520" calcext:value-type="float">
            <text:p>520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66540" calcext:value-type="float">
            <text:p>66 540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4420" calcext:value-type="float">
            <text:p>4 420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8740" calcext:value-type="float">
            <text:p>18 740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868" calcext:value-type="float">
            <text:p>868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5937" calcext:value-type="float">
            <text:p>15 937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s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7821206" calcext:value-type="float">
            <text:p>17 821 206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1463408" calcext:value-type="float">
            <text:p>1 463 408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9861054" calcext:value-type="float">
            <text:p>9 861 054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116344" calcext:value-type="float">
            <text:p>116 344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16478" calcext:value-type="float">
            <text:p>416 478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855" calcext:value-type="float">
            <text:p>855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344752" calcext:value-type="float">
            <text:p>344 752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28223" calcext:value-type="float">
            <text:p>28 223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2406" calcext:value-type="float">
            <text:p>22 406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165" calcext:value-type="float">
            <text:p>3 165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413" calcext:value-type="float">
            <text:p>4 413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620061" calcext:value-type="float">
            <text:p>620 061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69721" calcext:value-type="float">
            <text:p>269 721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246850" calcext:value-type="float">
            <text:p>246 850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644698" calcext:value-type="float">
            <text:p>644 698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6870" calcext:value-type="float">
            <text:p>6 870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70133" calcext:value-type="float">
            <text:p>70 133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2070" calcext:value-type="float">
            <text:p>12 070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2277" calcext:value-type="float">
            <text:p>2 277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855" calcext:value-type="float">
            <text:p>1 855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1820" calcext:value-type="float">
            <text:p>21 820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321356" calcext:value-type="float">
            <text:p>1 321 356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0316" calcext:value-type="float">
            <text:p>10 316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1420" calcext:value-type="float">
            <text:p>11 420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8115" calcext:value-type="float">
            <text:p>8 115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4370" calcext:value-type="float">
            <text:p>14 370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2062" calcext:value-type="float">
            <text:p>72 062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44600" calcext:value-type="float">
            <text:p>344 600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15738" calcext:value-type="float">
            <text:p>15 738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s</text:p>
          </table:table-cell>
          <table:table-cell office:value-type="float" office:value="25368" calcext:value-type="float">
            <text:p>25 368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88730" calcext:value-type="float">
            <text:p>88 730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243908" calcext:value-type="float">
            <text:p>1 243 908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942488" calcext:value-type="float">
            <text:p>942 488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17561" calcext:value-type="float">
            <text:p>17 561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0870" calcext:value-type="float">
            <text:p>30 870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53035" calcext:value-type="float">
            <text:p>53 035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296" calcext:value-type="float">
            <text:p>5 296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20861" calcext:value-type="float">
            <text:p>120 861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8671" calcext:value-type="float">
            <text:p>8 671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13160" calcext:value-type="float">
            <text:p>113 160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63978" calcext:value-type="float">
            <text:p>63 978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5731" calcext:value-type="float">
            <text:p>5 731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770" calcext:value-type="float">
            <text:p>770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02861" calcext:value-type="float">
            <text:p>102 861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714" calcext:value-type="float">
            <text:p>714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9227" calcext:value-type="float">
            <text:p>9 227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54436" calcext:value-type="float">
            <text:p>54 436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950" calcext:value-type="float">
            <text:p>950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0818" calcext:value-type="float">
            <text:p>10 818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020" calcext:value-type="float">
            <text:p>1 020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12916" calcext:value-type="float">
            <text:p>12 916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106436" calcext:value-type="float">
            <text:p>106 436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303" calcext:value-type="float">
            <text:p>5 303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4647" calcext:value-type="float">
            <text:p>4 647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529967" calcext:value-type="float">
            <text:p>529 967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4935" calcext:value-type="float">
            <text:p>4 935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42761" calcext:value-type="float">
            <text:p>42 761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26000" calcext:value-type="float">
            <text:p>126 000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4077" calcext:value-type="float">
            <text:p>54 077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46620" calcext:value-type="float">
            <text:p>346 620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02580" calcext:value-type="float">
            <text:p>102 580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5985" calcext:value-type="float">
            <text:p>5 985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s</text:p>
          </table:table-cell>
          <table:table-cell office:value-type="float" office:value="24130" calcext:value-type="float">
            <text:p>24 130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33591" calcext:value-type="float">
            <text:p>133 591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84650" calcext:value-type="float">
            <text:p>484 650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6187965" calcext:value-type="float">
            <text:p>6 187 965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77628" calcext:value-type="float">
            <text:p>77 628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56721" calcext:value-type="float">
            <text:p>356 721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3310060" calcext:value-type="float">
            <text:p>3 310 060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7290" calcext:value-type="float">
            <text:p>57 290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7467" calcext:value-type="float">
            <text:p>37 467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70989" calcext:value-type="float">
            <text:p>70 989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718167" calcext:value-type="float">
            <text:p>718 167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43827" calcext:value-type="float">
            <text:p>143 827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3054" calcext:value-type="float">
            <text:p>13 054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03213" calcext:value-type="float">
            <text:p>203 213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4050" calcext:value-type="float">
            <text:p>4 050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4102" calcext:value-type="float">
            <text:p>24 102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616" calcext:value-type="float">
            <text:p>616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52" calcext:value-type="float">
            <text:p>452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095" calcext:value-type="float">
            <text:p>3 095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23162" calcext:value-type="float">
            <text:p>23 162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18488" calcext:value-type="float">
            <text:p>18 488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6990" calcext:value-type="float">
            <text:p>6 990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1361222" calcext:value-type="float">
            <text:p>1 361 222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88905" calcext:value-type="float">
            <text:p>88 905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5078" calcext:value-type="float">
            <text:p>15 078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648336" calcext:value-type="float">
            <text:p>648 336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2982" calcext:value-type="float">
            <text:p>12 982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6784" calcext:value-type="float">
            <text:p>26 784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80801" calcext:value-type="float">
            <text:p>80 801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7815" calcext:value-type="float">
            <text:p>7 815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5226" calcext:value-type="float">
            <text:p>95 226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43450" calcext:value-type="float">
            <text:p>143 450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418216" calcext:value-type="float">
            <text:p>418 216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s</text:p>
          </table:table-cell>
          <table:table-cell office:value-type="float" office:value="1150" calcext:value-type="float">
            <text:p>1 150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37352" calcext:value-type="float">
            <text:p>137 352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85926" calcext:value-type="float">
            <text:p>185 926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47637" calcext:value-type="float">
            <text:p>47 637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401" calcext:value-type="float">
            <text:p>1 401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011" calcext:value-type="float">
            <text:p>2 011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6878" calcext:value-type="float">
            <text:p>6 878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806" calcext:value-type="float">
            <text:p>2 806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6979" calcext:value-type="float">
            <text:p>6 979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208" calcext:value-type="float">
            <text:p>1 208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6465" calcext:value-type="float">
            <text:p>6 465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5084" calcext:value-type="float">
            <text:p>15 084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408" calcext:value-type="float">
            <text:p>408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6318" calcext:value-type="float">
            <text:p>6 318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1620" calcext:value-type="float">
            <text:p>11 620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55" calcext:value-type="float">
            <text:p>455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8960" calcext:value-type="float">
            <text:p>8 960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1664" calcext:value-type="float">
            <text:p>1 664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150" calcext:value-type="float">
            <text:p>1 150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8464" calcext:value-type="float">
            <text:p>8 464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8396" calcext:value-type="float">
            <text:p>8 396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917" calcext:value-type="float">
            <text:p>1 917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8461" calcext:value-type="float">
            <text:p>18 461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0920" calcext:value-type="float">
            <text:p>40 920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46384" calcext:value-type="float">
            <text:p>46 384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8232" calcext:value-type="float">
            <text:p>8 232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82486" calcext:value-type="float">
            <text:p>82 486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210" calcext:value-type="float">
            <text:p>4 210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818" calcext:value-type="float">
            <text:p>818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2407" calcext:value-type="float">
            <text:p>22 407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705" calcext:value-type="float">
            <text:p>1 705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9143" calcext:value-type="float">
            <text:p>19 143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3364" calcext:value-type="float">
            <text:p>23 364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27540" calcext:value-type="float">
            <text:p>27 540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666" calcext:value-type="float">
            <text:p>1 666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5920" calcext:value-type="float">
            <text:p>5 920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60950" calcext:value-type="float">
            <text:p>60 950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7295" calcext:value-type="float">
            <text:p>7 295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630" calcext:value-type="float">
            <text:p>630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850" calcext:value-type="float">
            <text:p>1 850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2480" calcext:value-type="float">
            <text:p>2 480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300955" calcext:value-type="float">
            <text:p>300 955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1586" calcext:value-type="float">
            <text:p>11 586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3465" calcext:value-type="float">
            <text:p>53 465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5550" calcext:value-type="float">
            <text:p>5 550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s</text:p>
          </table:table-cell>
          <table:table-cell office:value-type="float" office:value="9208" calcext:value-type="float">
            <text:p>9 208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3520" calcext:value-type="float">
            <text:p>13 520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535" calcext:value-type="float">
            <text:p>4 535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52517" calcext:value-type="float">
            <text:p>52 517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110" calcext:value-type="float">
            <text:p>1 110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6306" calcext:value-type="float">
            <text:p>6 306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81" calcext:value-type="float">
            <text:p>381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4200" calcext:value-type="float">
            <text:p>14 200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975" calcext:value-type="float">
            <text:p>2 975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4121" calcext:value-type="float">
            <text:p>4 121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834" calcext:value-type="float">
            <text:p>834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766" calcext:value-type="float">
            <text:p>3 766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4815" calcext:value-type="float">
            <text:p>4 815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496" calcext:value-type="float">
            <text:p>1 496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21523" calcext:value-type="float">
            <text:p>21 523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9957" calcext:value-type="float">
            <text:p>9 957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8332" calcext:value-type="float">
            <text:p>8 332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55858" calcext:value-type="float">
            <text:p>255 858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3401" calcext:value-type="float">
            <text:p>13 401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9284" calcext:value-type="float">
            <text:p>19 284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893" calcext:value-type="float">
            <text:p>2 893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19830" calcext:value-type="float">
            <text:p>119 830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24197" calcext:value-type="float">
            <text:p>24 197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60" calcext:value-type="float">
            <text:p>460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055" calcext:value-type="float">
            <text:p>2 055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750" calcext:value-type="float">
            <text:p>750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970" calcext:value-type="float">
            <text:p>2 97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640" calcext:value-type="float">
            <text:p>640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30" calcext:value-type="float">
            <text:p>430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58500" calcext:value-type="float">
            <text:p>58 500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888" calcext:value-type="float">
            <text:p>888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180" calcext:value-type="float">
            <text:p>1 180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884" calcext:value-type="float">
            <text:p>884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697" calcext:value-type="float">
            <text:p>697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8062" calcext:value-type="float">
            <text:p>8 062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714" calcext:value-type="float">
            <text:p>714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8731" calcext:value-type="float">
            <text:p>8 731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48500" calcext:value-type="float">
            <text:p>48 500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0400" calcext:value-type="float">
            <text:p>20 400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040" calcext:value-type="float">
            <text:p>3 040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0970" calcext:value-type="float">
            <text:p>10 97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45711" calcext:value-type="float">
            <text:p>445 711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48660" calcext:value-type="float">
            <text:p>48 660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118691" calcext:value-type="float">
            <text:p>118 691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356" calcext:value-type="float">
            <text:p>4 356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720" calcext:value-type="float">
            <text:p>720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156940" calcext:value-type="float">
            <text:p>156 94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1696" calcext:value-type="float">
            <text:p>101 696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8010" calcext:value-type="float">
            <text:p>8 010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682" calcext:value-type="float">
            <text:p>1 682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0562" calcext:value-type="float">
            <text:p>10 562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5180" calcext:value-type="float">
            <text:p>5 180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2693" calcext:value-type="float">
            <text:p>12 693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5635" calcext:value-type="float">
            <text:p>15 635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48748" calcext:value-type="float">
            <text:p>48 748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9092" calcext:value-type="float">
            <text:p>9 092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750" calcext:value-type="float">
            <text:p>1 75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984950" calcext:value-type="float">
            <text:p>984 950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6757" calcext:value-type="float">
            <text:p>6 757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08173" calcext:value-type="float">
            <text:p>108 173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55226" calcext:value-type="float">
            <text:p>155 226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912" calcext:value-type="float">
            <text:p>912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Destination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Destination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750" calcext:value-type="float">
            <text:p>1 750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Destination inconn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Destination inconn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680" calcext:value-type="float">
            <text:p>1 680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Destination inconn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447" calcext:value-type="float">
            <text:p>3 447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3300480" calcext:value-type="float">
            <text:p>3 300 480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55080" calcext:value-type="float">
            <text:p>55 080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86615" calcext:value-type="float">
            <text:p>186 615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22010" calcext:value-type="float">
            <text:p>322 010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5285" calcext:value-type="float">
            <text:p>25 285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566455" calcext:value-type="float">
            <text:p>566 455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901850" calcext:value-type="float">
            <text:p>901 850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458666" calcext:value-type="float">
            <text:p>458 666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227731" calcext:value-type="float">
            <text:p>227 731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978140" calcext:value-type="float">
            <text:p>1 978 140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123954" calcext:value-type="float">
            <text:p>123 954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2234472" calcext:value-type="float">
            <text:p>2 234 472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4367808" calcext:value-type="float">
            <text:p>4 367 808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861500" calcext:value-type="float">
            <text:p>2 861 500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378400" calcext:value-type="float">
            <text:p>378 400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572000" calcext:value-type="float">
            <text:p>572 000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1641200" calcext:value-type="float">
            <text:p>1 641 200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128831" calcext:value-type="float">
            <text:p>2 128 831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119300" calcext:value-type="float">
            <text:p>119 300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en lin et de chanvre</text:p>
          </table:table-cell>
          <table:table-cell office:value-type="float" office:value="20199719" calcext:value-type="float">
            <text:p>20 199 719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439982" calcext:value-type="float">
            <text:p>1 439 982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183488" calcext:value-type="float">
            <text:p>183 488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830830" calcext:value-type="float">
            <text:p>830 830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4272" calcext:value-type="float">
            <text:p>4 272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285900" calcext:value-type="float">
            <text:p>2 285 900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4570" calcext:value-type="float">
            <text:p>24 570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176952" calcext:value-type="float">
            <text:p>176 952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8991" calcext:value-type="float">
            <text:p>28 991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02310" calcext:value-type="float">
            <text:p>302 310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98932" calcext:value-type="float">
            <text:p>98 932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2072" calcext:value-type="float">
            <text:p>32 072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434888" calcext:value-type="float">
            <text:p>434 888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58582" calcext:value-type="float">
            <text:p>58 582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3824" calcext:value-type="float">
            <text:p>3 824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44490" calcext:value-type="float">
            <text:p>244 490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3880" calcext:value-type="float">
            <text:p>33 880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303200" calcext:value-type="float">
            <text:p>303 200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57595" calcext:value-type="float">
            <text:p>57 595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00161" calcext:value-type="float">
            <text:p>100 161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71562" calcext:value-type="float">
            <text:p>71 562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35604" calcext:value-type="float">
            <text:p>35 604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74979" calcext:value-type="float">
            <text:p>174 979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34170" calcext:value-type="float">
            <text:p>34 170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49374" calcext:value-type="float">
            <text:p>249 374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17150" calcext:value-type="float">
            <text:p>417 150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775024" calcext:value-type="float">
            <text:p>775 024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68314" calcext:value-type="float">
            <text:p>68 314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6721" calcext:value-type="float">
            <text:p>26 721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466456" calcext:value-type="float">
            <text:p>2 466 456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82773" calcext:value-type="float">
            <text:p>282 773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742841" calcext:value-type="float">
            <text:p>1 742 841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720" calcext:value-type="float">
            <text:p>2 720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5049060" calcext:value-type="float">
            <text:p>5 049 060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00512" calcext:value-type="float">
            <text:p>100 512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732400" calcext:value-type="float">
            <text:p>732 400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80050" calcext:value-type="float">
            <text:p>180 050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249000" calcext:value-type="float">
            <text:p>249 000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54863" calcext:value-type="float">
            <text:p>54 863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48800" calcext:value-type="float">
            <text:p>48 800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1194965" calcext:value-type="float">
            <text:p>11 194 965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125" calcext:value-type="float">
            <text:p>1 125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309610" calcext:value-type="float">
            <text:p>309 610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51828" calcext:value-type="float">
            <text:p>51 828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506120" calcext:value-type="float">
            <text:p>506 120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48923" calcext:value-type="float">
            <text:p>148 923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404868" calcext:value-type="float">
            <text:p>404 868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1054180" calcext:value-type="float">
            <text:p>1 054 180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79686" calcext:value-type="float">
            <text:p>179 686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92206" calcext:value-type="float">
            <text:p>92 206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140458" calcext:value-type="float">
            <text:p>2 140 458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47040" calcext:value-type="float">
            <text:p>47 040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430731" calcext:value-type="float">
            <text:p>430 731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37450" calcext:value-type="float">
            <text:p>237 450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69361" calcext:value-type="float">
            <text:p>369 361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47120" calcext:value-type="float">
            <text:p>247 120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05064" calcext:value-type="float">
            <text:p>405 064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56017" calcext:value-type="float">
            <text:p>256 017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52639" calcext:value-type="float">
            <text:p>252 639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61021" calcext:value-type="float">
            <text:p>61 021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08234" calcext:value-type="float">
            <text:p>508 234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63400" calcext:value-type="float">
            <text:p>263 400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55421" calcext:value-type="float">
            <text:p>255 421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réunis</text:p>
          </table:table-cell>
          <table:table-cell office:value-type="float" office:value="852144" calcext:value-type="float">
            <text:p>852 144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150" calcext:value-type="float">
            <text:p>1 150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665" calcext:value-type="float">
            <text:p>665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680600" calcext:value-type="float">
            <text:p>680 600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5850" calcext:value-type="float">
            <text:p>15 850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1088" calcext:value-type="float">
            <text:p>11 088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8484" calcext:value-type="float">
            <text:p>8 484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20610" calcext:value-type="float">
            <text:p>20 610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3350" calcext:value-type="float">
            <text:p>13 350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965" calcext:value-type="float">
            <text:p>2 965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5420" calcext:value-type="float">
            <text:p>5 420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0848" calcext:value-type="float">
            <text:p>10 848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515" calcext:value-type="float">
            <text:p>515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977" calcext:value-type="float">
            <text:p>2 977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620" calcext:value-type="float">
            <text:p>2 620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978" calcext:value-type="float">
            <text:p>3 978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562" calcext:value-type="float">
            <text:p>562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4723" calcext:value-type="float">
            <text:p>4 723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0753" calcext:value-type="float">
            <text:p>10 753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764" calcext:value-type="float">
            <text:p>2 764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79037" calcext:value-type="float">
            <text:p>279 037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600724" calcext:value-type="float">
            <text:p>1 600 724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45555" calcext:value-type="float">
            <text:p>45 555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85312" calcext:value-type="float">
            <text:p>285 312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19200" calcext:value-type="float">
            <text:p>119 200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444095" calcext:value-type="float">
            <text:p>444 095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550430" calcext:value-type="float">
            <text:p>550 430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849156" calcext:value-type="float">
            <text:p>4 849 156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171795" calcext:value-type="float">
            <text:p>171 795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40080" calcext:value-type="float">
            <text:p>40 080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4839992" calcext:value-type="float">
            <text:p>4 839 992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1247880" calcext:value-type="float">
            <text:p>21 247 880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268750" calcext:value-type="float">
            <text:p>268 75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328200" calcext:value-type="float">
            <text:p>328 200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036465" calcext:value-type="float">
            <text:p>1 036 465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77400" calcext:value-type="float">
            <text:p>77 400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171058" calcext:value-type="float">
            <text:p>1 171 058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4886" calcext:value-type="float">
            <text:p>14 886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7367" calcext:value-type="float">
            <text:p>17 367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782664" calcext:value-type="float">
            <text:p>782 664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68800" calcext:value-type="float">
            <text:p>268 800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584588" calcext:value-type="float">
            <text:p>584 588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26567" calcext:value-type="float">
            <text:p>226 567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172241" calcext:value-type="float">
            <text:p>1 172 241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428638" calcext:value-type="float">
            <text:p>428 638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46491" calcext:value-type="float">
            <text:p>246 491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497552" calcext:value-type="float">
            <text:p>1 497 552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37468" calcext:value-type="float">
            <text:p>237 468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05891" calcext:value-type="float">
            <text:p>205 891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83675" calcext:value-type="float">
            <text:p>283 675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95445" calcext:value-type="float">
            <text:p>395 445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480102" calcext:value-type="float">
            <text:p>480 102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9818" calcext:value-type="float">
            <text:p>29 818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06511" calcext:value-type="float">
            <text:p>406 511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20838" calcext:value-type="float">
            <text:p>220 838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27637" calcext:value-type="float">
            <text:p>227 637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51528" calcext:value-type="float">
            <text:p>251 528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58017" calcext:value-type="float">
            <text:p>558 017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347320" calcext:value-type="float">
            <text:p>347 320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36108" calcext:value-type="float">
            <text:p>236 108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250825" calcext:value-type="float">
            <text:p>1 250 825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3960" calcext:value-type="float">
            <text:p>3 960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3295" calcext:value-type="float">
            <text:p>13 295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075371" calcext:value-type="float">
            <text:p>1 075 371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01863" calcext:value-type="float">
            <text:p>101 863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42508" calcext:value-type="float">
            <text:p>42 508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66745" calcext:value-type="float">
            <text:p>166 745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64933" calcext:value-type="float">
            <text:p>64 933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562522" calcext:value-type="float">
            <text:p>1 562 522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603592" calcext:value-type="float">
            <text:p>603 592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46800" calcext:value-type="float">
            <text:p>46 800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75372" calcext:value-type="float">
            <text:p>75 372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867400" calcext:value-type="float">
            <text:p>867 400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64500" calcext:value-type="float">
            <text:p>64 500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20600" calcext:value-type="float">
            <text:p>120 600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23230" calcext:value-type="float">
            <text:p>323 230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6184" calcext:value-type="float">
            <text:p>16 184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9600" calcext:value-type="float">
            <text:p>19 600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7736" calcext:value-type="float">
            <text:p>17 736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30655" calcext:value-type="float">
            <text:p>130 655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680" calcext:value-type="float">
            <text:p>1 680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37678" calcext:value-type="float">
            <text:p>37 678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51063" calcext:value-type="float">
            <text:p>51 063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849564" calcext:value-type="float">
            <text:p>849 564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73626" calcext:value-type="float">
            <text:p>73 626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0260" calcext:value-type="float">
            <text:p>10 260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43895" calcext:value-type="float">
            <text:p>43 895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3204" calcext:value-type="float">
            <text:p>23 204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404104" calcext:value-type="float">
            <text:p>404 104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05772" calcext:value-type="float">
            <text:p>105 772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56073" calcext:value-type="float">
            <text:p>156 073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61720" calcext:value-type="float">
            <text:p>61 720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7576" calcext:value-type="float">
            <text:p>47 576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9250" calcext:value-type="float">
            <text:p>9 250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8604" calcext:value-type="float">
            <text:p>18 604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0709" calcext:value-type="float">
            <text:p>10 709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62589" calcext:value-type="float">
            <text:p>62 589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5710" calcext:value-type="float">
            <text:p>5 710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85206" calcext:value-type="float">
            <text:p>385 206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59154" calcext:value-type="float">
            <text:p>459 154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4950" calcext:value-type="float">
            <text:p>14 950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71891" calcext:value-type="float">
            <text:p>171 891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4588" calcext:value-type="float">
            <text:p>14 588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5632" calcext:value-type="float">
            <text:p>5 632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665800" calcext:value-type="float">
            <text:p>1 665 800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606252" calcext:value-type="float">
            <text:p>606 252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459168" calcext:value-type="float">
            <text:p>459 168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93400" calcext:value-type="float">
            <text:p>293 400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8940" calcext:value-type="float">
            <text:p>38 940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49382" calcext:value-type="float">
            <text:p>49 382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3540" calcext:value-type="float">
            <text:p>3 540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1623900" calcext:value-type="float">
            <text:p>11 623 900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523000" calcext:value-type="float">
            <text:p>523 000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25500" calcext:value-type="float">
            <text:p>25 500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523470" calcext:value-type="float">
            <text:p>1 523 470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2082409" calcext:value-type="float">
            <text:p>2 082 409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1393" calcext:value-type="float">
            <text:p>11 393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5520" calcext:value-type="float">
            <text:p>5 520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1868" calcext:value-type="float">
            <text:p>11 868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erceries</text:p>
          </table:table-cell>
          <table:table-cell office:value-type="float" office:value="362512" calcext:value-type="float">
            <text:p>362 512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nts de peau</text:p>
          </table:table-cell>
          <table:table-cell office:value-type="float" office:value="929544" calcext:value-type="float">
            <text:p>929 544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Habillements et lingerie</text:p>
          </table:table-cell>
          <table:table-cell office:value-type="float" office:value="238773" calcext:value-type="float">
            <text:p>238 773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Faïence et poterie</text:p>
          </table:table-cell>
          <table:table-cell office:value-type="float" office:value="25392" calcext:value-type="float">
            <text:p>25 392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Horlogerie</text:p>
          </table:table-cell>
          <table:table-cell office:value-type="float" office:value="267478" calcext:value-type="float">
            <text:p>267 478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eubles et glaces</text:p>
          </table:table-cell>
          <table:table-cell office:value-type="float" office:value="86863" calcext:value-type="float">
            <text:p>86 863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ableaux et estampes</text:p>
          </table:table-cell>
          <table:table-cell office:value-type="float" office:value="23855" calcext:value-type="float">
            <text:p>23 855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Quincaillerie</text:p>
          </table:table-cell>
          <table:table-cell office:value-type="float" office:value="274009" calcext:value-type="float">
            <text:p>274 009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Parfumerie</text:p>
          </table:table-cell>
          <table:table-cell office:value-type="float" office:value="157245" calcext:value-type="float">
            <text:p>157 245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Savons</text:p>
          </table:table-cell>
          <table:table-cell office:value-type="float" office:value="38090" calcext:value-type="float">
            <text:p>38 090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Verrerie</text:p>
          </table:table-cell>
          <table:table-cell office:value-type="float" office:value="247008" calcext:value-type="float">
            <text:p>247 008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Porcelaine</text:p>
          </table:table-cell>
          <table:table-cell office:value-type="float" office:value="52668" calcext:value-type="float">
            <text:p>52 668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ijouterie</text:p>
          </table:table-cell>
          <table:table-cell office:value-type="float" office:value="249824" calcext:value-type="float">
            <text:p>249 824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orures fines</text:p>
          </table:table-cell>
          <table:table-cell office:value-type="float" office:value="8460" calcext:value-type="float">
            <text:p>8 460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Librairie</text:p>
          </table:table-cell>
          <table:table-cell office:value-type="float" office:value="93330" calcext:value-type="float">
            <text:p>93 330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87722" calcext:value-type="float">
            <text:p>387 722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divers en bois</text:p>
          </table:table-cell>
          <table:table-cell office:value-type="float" office:value="209279" calcext:value-type="float">
            <text:p>209 279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32552" calcext:value-type="float">
            <text:p>32 552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08585" calcext:value-type="float">
            <text:p>508 585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Passementerie</text:p>
          </table:table-cell>
          <table:table-cell office:value-type="float" office:value="246240" calcext:value-type="float">
            <text:p>246 240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Peaux et pelleteries</text:p>
          </table:table-cell>
          <table:table-cell office:value-type="float" office:value="48250" calcext:value-type="float">
            <text:p>48 250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950834" calcext:value-type="float">
            <text:p>950 834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3225" calcext:value-type="float">
            <text:p>3 225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087" calcext:value-type="float">
            <text:p>1 087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5204" calcext:value-type="float">
            <text:p>15 204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3514" calcext:value-type="float">
            <text:p>3 514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8750" calcext:value-type="float">
            <text:p>18 750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40700" calcext:value-type="float">
            <text:p>40 700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7700" calcext:value-type="float">
            <text:p>7 700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288" calcext:value-type="float">
            <text:p>2 288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5564" calcext:value-type="float">
            <text:p>15 564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6196" calcext:value-type="float">
            <text:p>6 196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275" calcext:value-type="float">
            <text:p>1 275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5486" calcext:value-type="float">
            <text:p>5 486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540" calcext:value-type="float">
            <text:p>1 540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586" calcext:value-type="float">
            <text:p>586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6195" calcext:value-type="float">
            <text:p>6 195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650" calcext:value-type="float">
            <text:p>650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50" calcext:value-type="float">
            <text:p>250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689" calcext:value-type="float">
            <text:p>689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3640" calcext:value-type="float">
            <text:p>13 640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6510" calcext:value-type="float">
            <text:p>6 510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4514" calcext:value-type="float">
            <text:p>24 514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9650" calcext:value-type="float">
            <text:p>9 650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7666" calcext:value-type="float">
            <text:p>7 666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1845" calcext:value-type="float">
            <text:p>11 845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370" calcext:value-type="float">
            <text:p>1 370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8100" calcext:value-type="float">
            <text:p>28 100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70900" calcext:value-type="float">
            <text:p>70 900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14" office:value-type="float" office:value="70000" calcext:value-type="float">
            <text:p>70000</text:p>
          </table:table-cell>
          <table:table-cell table:style-name="ce16"/>
          <table:table-cell table:number-columns-repeated="1015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14" office:value-type="float" office:value="600" calcext:value-type="float">
            <text:p>600</text:p>
          </table:table-cell>
          <table:table-cell table:style-name="ce16"/>
          <table:table-cell table:number-columns-repeated="1015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14" office:value-type="float" office:value="647072" calcext:value-type="float">
            <text:p>647072</text:p>
          </table:table-cell>
          <table:table-cell table:style-name="ce16"/>
          <table:table-cell table:number-columns-repeated="1015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/>
          <table:table-cell table:number-columns-repeated="1015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/>
          <table:table-cell table:number-columns-repeated="1015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/>
          <table:table-cell table:number-columns-repeated="1015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14" office:value-type="float" office:value="600" calcext:value-type="float">
            <text:p>600</text:p>
          </table:table-cell>
          <table:table-cell table:style-name="ce16"/>
          <table:table-cell table:number-columns-repeated="1015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14" office:value-type="float" office:value="4140" calcext:value-type="float">
            <text:p>4140</text:p>
          </table:table-cell>
          <table:table-cell table:style-name="ce16"/>
          <table:table-cell table:number-columns-repeated="1015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14" office:value-type="float" office:value="20612" calcext:value-type="float">
            <text:p>20612</text:p>
          </table:table-cell>
          <table:table-cell table:style-name="ce16"/>
          <table:table-cell table:number-columns-repeated="1015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360" calcext:value-type="float">
            <text:p>2 360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4157" calcext:value-type="float">
            <text:p>14 157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6865" calcext:value-type="float">
            <text:p>16 865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47948" calcext:value-type="float">
            <text:p>47 948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3782" calcext:value-type="float">
            <text:p>13 782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7826" calcext:value-type="float">
            <text:p>7 826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950" calcext:value-type="float">
            <text:p>950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8528" calcext:value-type="float">
            <text:p>8 528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6790" calcext:value-type="float">
            <text:p>6 790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59018" calcext:value-type="float">
            <text:p>59 018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62712" calcext:value-type="float">
            <text:p>262 712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1980" calcext:value-type="float">
            <text:p>1 980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48805" calcext:value-type="float">
            <text:p>48 805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49022" calcext:value-type="float">
            <text:p>49 022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3843" calcext:value-type="float">
            <text:p>3 843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94478" calcext:value-type="float">
            <text:p>194 478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63800" calcext:value-type="float">
            <text:p>63 800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9980" calcext:value-type="float">
            <text:p>9 980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25280" calcext:value-type="float">
            <text:p>125 280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973500" calcext:value-type="float">
            <text:p>973 500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73705" calcext:value-type="float">
            <text:p>73 705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47466" calcext:value-type="float">
            <text:p>147 466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71930" calcext:value-type="float">
            <text:p>171 930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497940" calcext:value-type="float">
            <text:p>3 497 940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4048" calcext:value-type="float">
            <text:p>4 048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8600" calcext:value-type="float">
            <text:p>8 600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365634" calcext:value-type="float">
            <text:p>365 634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224718" calcext:value-type="float">
            <text:p>224 718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85304" calcext:value-type="float">
            <text:p>85 304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99648" calcext:value-type="float">
            <text:p>99 648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85080" calcext:value-type="float">
            <text:p>85 080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4024" calcext:value-type="float">
            <text:p>4 024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17668" calcext:value-type="float">
            <text:p>217 668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03950" calcext:value-type="float">
            <text:p>103 950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17170" calcext:value-type="float">
            <text:p>17 170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3244" calcext:value-type="float">
            <text:p>33 244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21692" calcext:value-type="float">
            <text:p>21 692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47350" calcext:value-type="float">
            <text:p>47 350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1825" calcext:value-type="float">
            <text:p>31 825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3700" calcext:value-type="float">
            <text:p>13 700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30816" calcext:value-type="float">
            <text:p>130 816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4630" calcext:value-type="float">
            <text:p>4 630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322" calcext:value-type="float">
            <text:p>2 322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25147" calcext:value-type="float">
            <text:p>125 147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4760" calcext:value-type="float">
            <text:p>4 760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0190" calcext:value-type="float">
            <text:p>20 190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36050" calcext:value-type="float">
            <text:p>36 050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53212" calcext:value-type="float">
            <text:p>53 212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2770" calcext:value-type="float">
            <text:p>32 770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1024" calcext:value-type="float">
            <text:p>21 024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51316" calcext:value-type="float">
            <text:p>151 316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93000" calcext:value-type="float">
            <text:p>93 000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8137" calcext:value-type="float">
            <text:p>18 137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74700" calcext:value-type="float">
            <text:p>374 700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13680" calcext:value-type="float">
            <text:p>13 680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53580" calcext:value-type="float">
            <text:p>53 580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0284" calcext:value-type="float">
            <text:p>10 284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9017" calcext:value-type="float">
            <text:p>19 017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381560" calcext:value-type="float">
            <text:p>381 560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04600" calcext:value-type="float">
            <text:p>104 600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805410" calcext:value-type="float">
            <text:p>805 410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25750" calcext:value-type="float">
            <text:p>125 750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475040" calcext:value-type="float">
            <text:p>1 475 040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5151630" calcext:value-type="float">
            <text:p>5 151 630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248936" calcext:value-type="float">
            <text:p>1 248 936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3413052" calcext:value-type="float">
            <text:p>3 413 052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679500" calcext:value-type="float">
            <text:p>3 679 500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854800" calcext:value-type="float">
            <text:p>854 800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156000" calcext:value-type="float">
            <text:p>156 000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65800" calcext:value-type="float">
            <text:p>65 800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473799" calcext:value-type="float">
            <text:p>473 799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28300" calcext:value-type="float">
            <text:p>28 300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116562" calcext:value-type="float">
            <text:p>1 116 562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40650" calcext:value-type="float">
            <text:p>140 650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27584" calcext:value-type="float">
            <text:p>27 584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21840" calcext:value-type="float">
            <text:p>121 840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9816" calcext:value-type="float">
            <text:p>39 816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943848" calcext:value-type="float">
            <text:p>943 848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76442" calcext:value-type="float">
            <text:p>176 442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595195" calcext:value-type="float">
            <text:p>595 195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40321" calcext:value-type="float">
            <text:p>40 321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402237" calcext:value-type="float">
            <text:p>402 237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33353" calcext:value-type="float">
            <text:p>133 353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69020" calcext:value-type="float">
            <text:p>69 020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03799" calcext:value-type="float">
            <text:p>103 799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48680" calcext:value-type="float">
            <text:p>48 680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44514" calcext:value-type="float">
            <text:p>144 514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2255" calcext:value-type="float">
            <text:p>22 255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16228" calcext:value-type="float">
            <text:p>116 228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463838" calcext:value-type="float">
            <text:p>463 838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73365" calcext:value-type="float">
            <text:p>273 365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99830" calcext:value-type="float">
            <text:p>199 830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43971" calcext:value-type="float">
            <text:p>143 971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21193" calcext:value-type="float">
            <text:p>121 193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89666" calcext:value-type="float">
            <text:p>89 666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80025" calcext:value-type="float">
            <text:p>380 025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54200" calcext:value-type="float">
            <text:p>254 200 <text:s text:c="2"/></text:p>
          </table:table-cell>
          <table:table-cell table:number-columns-repeated="1016"/>
        </table:table-row>
        <table:table-row table:style-name="ro3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38605" calcext:value-type="float">
            <text:p>338 605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70973" calcext:value-type="float">
            <text:p>470 973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5245" calcext:value-type="float">
            <text:p>15 245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50" calcext:value-type="float">
            <text:p>350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3690" calcext:value-type="float">
            <text:p>3 690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93141" calcext:value-type="float">
            <text:p>93 141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34500" calcext:value-type="float">
            <text:p>34 500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6315" calcext:value-type="float">
            <text:p>6 315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560" calcext:value-type="float">
            <text:p>1 560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556900" calcext:value-type="float">
            <text:p>556 900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5640" calcext:value-type="float">
            <text:p>5 640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431012" calcext:value-type="float">
            <text:p>431 012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193400" calcext:value-type="float">
            <text:p>193 400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5008" calcext:value-type="float">
            <text:p>5 008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6120" calcext:value-type="float">
            <text:p>36 120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3492" calcext:value-type="float">
            <text:p>13 492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3570" calcext:value-type="float">
            <text:p>3 570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2540" calcext:value-type="float">
            <text:p>2 540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480" calcext:value-type="float">
            <text:p>480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42036" calcext:value-type="float">
            <text:p>42 036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8903" calcext:value-type="float">
            <text:p>8 903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9802" calcext:value-type="float">
            <text:p>9 802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6294" calcext:value-type="float">
            <text:p>6 294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1118" calcext:value-type="float">
            <text:p>21 118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95913" calcext:value-type="float">
            <text:p>95 913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696" calcext:value-type="float">
            <text:p>1 696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570" calcext:value-type="float">
            <text:p>570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63343" calcext:value-type="float">
            <text:p>63 343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062" calcext:value-type="float">
            <text:p>1 062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8100" calcext:value-type="float">
            <text:p>18 100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7390" calcext:value-type="float">
            <text:p>7 390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650" calcext:value-type="float">
            <text:p>650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7480" calcext:value-type="float">
            <text:p>7 480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470" calcext:value-type="float">
            <text:p>470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806" calcext:value-type="float">
            <text:p>3 806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70900" calcext:value-type="float">
            <text:p>70 900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26071" calcext:value-type="float">
            <text:p>126 071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485" calcext:value-type="float">
            <text:p>2 485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9171" calcext:value-type="float">
            <text:p>19 171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858" calcext:value-type="float">
            <text:p>1 858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110" calcext:value-type="float">
            <text:p>2 110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3296" calcext:value-type="float">
            <text:p>23 296 <text:s text:c="2"/></text:p>
          </table:table-cell>
          <table:table-cell table:number-columns-repeated="1016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5760" calcext:value-type="float">
            <text:p>5 760 <text:s text:c="2"/></text:p>
          </table:table-cell>
          <table:table-cell table:number-columns-repeated="1016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67700" calcext:value-type="float">
            <text:p>267 700 <text:s text:c="2"/></text:p>
          </table:table-cell>
          <table:table-cell table:number-columns-repeated="1016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2650" calcext:value-type="float">
            <text:p>12 650 <text:s text:c="2"/></text:p>
          </table:table-cell>
          <table:table-cell table:number-columns-repeated="1016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8180" calcext:value-type="float">
            <text:p>18 180 <text:s text:c="2"/></text:p>
          </table:table-cell>
          <table:table-cell table:number-columns-repeated="1016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0696" calcext:value-type="float">
            <text:p>10 696 <text:s text:c="2"/></text:p>
          </table:table-cell>
          <table:table-cell table:number-columns-repeated="1016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3262" calcext:value-type="float">
            <text:p>23 262 <text:s text:c="2"/></text:p>
          </table:table-cell>
          <table:table-cell table:number-columns-repeated="1016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722" calcext:value-type="float">
            <text:p>1 722 <text:s text:c="2"/></text:p>
          </table:table-cell>
          <table:table-cell table:number-columns-repeated="1016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20997" calcext:value-type="float">
            <text:p>20 997 <text:s text:c="2"/></text:p>
          </table:table-cell>
          <table:table-cell table:number-columns-repeated="1016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6740" calcext:value-type="float">
            <text:p>6 740 <text:s text:c="2"/></text:p>
          </table:table-cell>
          <table:table-cell table:number-columns-repeated="1016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0158" calcext:value-type="float">
            <text:p>10 158 <text:s text:c="2"/></text:p>
          </table:table-cell>
          <table:table-cell table:number-columns-repeated="1016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975" calcext:value-type="float">
            <text:p>3 975 <text:s text:c="2"/></text:p>
          </table:table-cell>
          <table:table-cell table:number-columns-repeated="1016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9773" calcext:value-type="float">
            <text:p>19 773 <text:s text:c="2"/></text:p>
          </table:table-cell>
          <table:table-cell table:number-columns-repeated="1016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48800" calcext:value-type="float">
            <text:p>48 800 <text:s text:c="2"/></text:p>
          </table:table-cell>
          <table:table-cell table:number-columns-repeated="1016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914" calcext:value-type="float">
            <text:p>1 914 <text:s text:c="2"/></text:p>
          </table:table-cell>
          <table:table-cell table:number-columns-repeated="1016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1821" calcext:value-type="float">
            <text:p>11 821 <text:s text:c="2"/></text:p>
          </table:table-cell>
          <table:table-cell table:number-columns-repeated="1016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4888" calcext:value-type="float">
            <text:p>4 888 <text:s text:c="2"/></text:p>
          </table:table-cell>
          <table:table-cell table:number-columns-repeated="1016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4180" calcext:value-type="float">
            <text:p>4 180 <text:s text:c="2"/></text:p>
          </table:table-cell>
          <table:table-cell table:number-columns-repeated="1016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7080" calcext:value-type="float">
            <text:p>7 080 <text:s text:c="2"/></text:p>
          </table:table-cell>
          <table:table-cell table:number-columns-repeated="1016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72849" calcext:value-type="float">
            <text:p>72 849 <text:s text:c="2"/></text:p>
          </table:table-cell>
          <table:table-cell table:number-columns-repeated="1016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9633" calcext:value-type="float">
            <text:p>9 633 <text:s text:c="2"/></text:p>
          </table:table-cell>
          <table:table-cell table:number-columns-repeated="1016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5794" calcext:value-type="float">
            <text:p>45 794 <text:s text:c="2"/></text:p>
          </table:table-cell>
          <table:table-cell table:number-columns-repeated="1016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6655" calcext:value-type="float">
            <text:p>6 655 <text:s text:c="2"/></text:p>
          </table:table-cell>
          <table:table-cell table:number-columns-repeated="1016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52179" calcext:value-type="float">
            <text:p>152 179 <text:s text:c="2"/></text:p>
          </table:table-cell>
          <table:table-cell table:number-columns-repeated="1016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8315" calcext:value-type="float">
            <text:p>8 315 <text:s text:c="2"/></text:p>
          </table:table-cell>
          <table:table-cell table:number-columns-repeated="1016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2408" calcext:value-type="float">
            <text:p>12 408 <text:s text:c="2"/></text:p>
          </table:table-cell>
          <table:table-cell table:number-columns-repeated="1016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37300" calcext:value-type="float">
            <text:p>37 300 <text:s text:c="2"/></text:p>
          </table:table-cell>
          <table:table-cell table:number-columns-repeated="1016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8766" calcext:value-type="float">
            <text:p>18 766 <text:s text:c="2"/></text:p>
          </table:table-cell>
          <table:table-cell table:number-columns-repeated="1016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4553" calcext:value-type="float">
            <text:p>4 553 <text:s text:c="2"/></text:p>
          </table:table-cell>
          <table:table-cell table:number-columns-repeated="1016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525950" calcext:value-type="float">
            <text:p>525 950 <text:s text:c="2"/></text:p>
          </table:table-cell>
          <table:table-cell table:number-columns-repeated="1016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68040" calcext:value-type="float">
            <text:p>68 040 <text:s text:c="2"/></text:p>
          </table:table-cell>
          <table:table-cell table:number-columns-repeated="1016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5844" calcext:value-type="float">
            <text:p>5 844 <text:s text:c="2"/></text:p>
          </table:table-cell>
          <table:table-cell table:number-columns-repeated="1016"/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23700" calcext:value-type="float">
            <text:p>223 700 <text:s text:c="2"/></text:p>
          </table:table-cell>
          <table:table-cell table:number-columns-repeated="1016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441504" calcext:value-type="float">
            <text:p>441 504 <text:s text:c="2"/></text:p>
          </table:table-cell>
          <table:table-cell table:number-columns-repeated="1016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26050" calcext:value-type="float">
            <text:p>126 050 <text:s text:c="2"/></text:p>
          </table:table-cell>
          <table:table-cell table:number-columns-repeated="1016"/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08672" calcext:value-type="float">
            <text:p>108 672 <text:s text:c="2"/></text:p>
          </table:table-cell>
          <table:table-cell table:number-columns-repeated="1016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217008" calcext:value-type="float">
            <text:p>217 008 <text:s text:c="2"/></text:p>
          </table:table-cell>
          <table:table-cell table:number-columns-repeated="1016"/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77280" calcext:value-type="float">
            <text:p>77 280 <text:s text:c="2"/></text:p>
          </table:table-cell>
          <table:table-cell table:number-columns-repeated="1016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314" calcext:value-type="float">
            <text:p>1 314 <text:s text:c="2"/></text:p>
          </table:table-cell>
          <table:table-cell table:number-columns-repeated="1016"/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50160" calcext:value-type="float">
            <text:p>50 160 <text:s text:c="2"/></text:p>
          </table:table-cell>
          <table:table-cell table:number-columns-repeated="1016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3810" calcext:value-type="float">
            <text:p>3 810 <text:s text:c="2"/></text:p>
          </table:table-cell>
          <table:table-cell table:number-columns-repeated="1016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7465" calcext:value-type="float">
            <text:p>37 465 <text:s text:c="2"/></text:p>
          </table:table-cell>
          <table:table-cell table:number-columns-repeated="1016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3131" calcext:value-type="float">
            <text:p>13 131 <text:s text:c="2"/></text:p>
          </table:table-cell>
          <table:table-cell table:number-columns-repeated="1016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44060" calcext:value-type="float">
            <text:p>44 060 <text:s text:c="2"/></text:p>
          </table:table-cell>
          <table:table-cell table:number-columns-repeated="1016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230" calcext:value-type="float">
            <text:p>1 230 <text:s text:c="2"/></text:p>
          </table:table-cell>
          <table:table-cell table:number-columns-repeated="1016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160" calcext:value-type="float">
            <text:p>1 160 <text:s text:c="2"/></text:p>
          </table:table-cell>
          <table:table-cell table:number-columns-repeated="1016"/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55573" calcext:value-type="float">
            <text:p>55 573 <text:s text:c="2"/></text:p>
          </table:table-cell>
          <table:table-cell table:number-columns-repeated="1016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766" calcext:value-type="float">
            <text:p>1 766 <text:s text:c="2"/>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530" calcext:value-type="float">
            <text:p>1 530 <text:s text:c="2"/></text:p>
          </table:table-cell>
          <table:table-cell table:number-columns-repeated="1016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9006" calcext:value-type="float">
            <text:p>9 006 <text:s text:c="2"/></text:p>
          </table:table-cell>
          <table:table-cell table:number-columns-repeated="1016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4703" calcext:value-type="float">
            <text:p>4 703 <text:s text:c="2"/></text:p>
          </table:table-cell>
          <table:table-cell table:number-columns-repeated="1016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6125" calcext:value-type="float">
            <text:p>26 125 <text:s text:c="2"/></text:p>
          </table:table-cell>
          <table:table-cell table:number-columns-repeated="1016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3080" calcext:value-type="float">
            <text:p>3 080 <text:s text:c="2"/></text:p>
          </table:table-cell>
          <table:table-cell table:number-columns-repeated="1016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1813" calcext:value-type="float">
            <text:p>31 813 <text:s text:c="2"/></text:p>
          </table:table-cell>
          <table:table-cell table:number-columns-repeated="1016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5100" calcext:value-type="float">
            <text:p>25 100 <text:s text:c="2"/></text:p>
          </table:table-cell>
          <table:table-cell table:number-columns-repeated="1016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4215" calcext:value-type="float">
            <text:p>4 215 <text:s text:c="2"/></text:p>
          </table:table-cell>
          <table:table-cell table:number-columns-repeated="1016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6630" calcext:value-type="float">
            <text:p>6 630 <text:s text:c="2"/></text:p>
          </table:table-cell>
          <table:table-cell table:number-columns-repeated="1016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680" calcext:value-type="float">
            <text:p>1 680 <text:s text:c="2"/></text:p>
          </table:table-cell>
          <table:table-cell table:number-columns-repeated="1016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22271" calcext:value-type="float">
            <text:p>22 271 <text:s text:c="2"/></text:p>
          </table:table-cell>
          <table:table-cell table:number-columns-repeated="1016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980" calcext:value-type="float">
            <text:p>980 <text:s text:c="2"/></text:p>
          </table:table-cell>
          <table:table-cell table:number-columns-repeated="1016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26500" calcext:value-type="float">
            <text:p>26 500 <text:s text:c="2"/></text:p>
          </table:table-cell>
          <table:table-cell table:number-columns-repeated="1016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1935" calcext:value-type="float">
            <text:p>11 935 <text:s text:c="2"/></text:p>
          </table:table-cell>
          <table:table-cell table:number-columns-repeated="1016"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6034" calcext:value-type="float">
            <text:p>6 034 <text:s text:c="2"/></text:p>
          </table:table-cell>
          <table:table-cell table:number-columns-repeated="1016"/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720" calcext:value-type="float">
            <text:p>3 720 <text:s text:c="2"/></text:p>
          </table:table-cell>
          <table:table-cell table:number-columns-repeated="1016"/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0535" calcext:value-type="float">
            <text:p>10 535 <text:s text:c="2"/></text:p>
          </table:table-cell>
          <table:table-cell table:number-columns-repeated="1016"/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197" calcext:value-type="float">
            <text:p>3 197 <text:s text:c="2"/></text:p>
          </table:table-cell>
          <table:table-cell table:number-columns-repeated="1016"/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3291" calcext:value-type="float">
            <text:p>3 291 <text:s text:c="2"/></text:p>
          </table:table-cell>
          <table:table-cell table:number-columns-repeated="1016"/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6480" calcext:value-type="float">
            <text:p>6 480 <text:s text:c="2"/></text:p>
          </table:table-cell>
          <table:table-cell table:number-columns-repeated="1016"/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812" calcext:value-type="float">
            <text:p>812 <text:s text:c="2"/></text:p>
          </table:table-cell>
          <table:table-cell table:number-columns-repeated="1016"/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3808" calcext:value-type="float">
            <text:p>13 808 <text:s text:c="2"/></text:p>
          </table:table-cell>
          <table:table-cell table:number-columns-repeated="1016"/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43563" calcext:value-type="float">
            <text:p>43 563 <text:s text:c="2"/></text:p>
          </table:table-cell>
          <table:table-cell table:number-columns-repeated="1016"/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860" calcext:value-type="float">
            <text:p>1 860 <text:s text:c="2"/></text:p>
          </table:table-cell>
          <table:table-cell table:number-columns-repeated="1016"/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6355" calcext:value-type="float">
            <text:p>16 355 <text:s text:c="2"/></text:p>
          </table:table-cell>
          <table:table-cell table:number-columns-repeated="1016"/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0184" calcext:value-type="float">
            <text:p>10 184 <text:s text:c="2"/></text:p>
          </table:table-cell>
          <table:table-cell table:number-columns-repeated="1016"/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59500" calcext:value-type="float">
            <text:p>59 500 <text:s text:c="2"/></text:p>
          </table:table-cell>
          <table:table-cell table:number-columns-repeated="1016"/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0800" calcext:value-type="float">
            <text:p>10 800 <text:s text:c="2"/></text:p>
          </table:table-cell>
          <table:table-cell table:number-columns-repeated="1016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9552" calcext:value-type="float">
            <text:p>19 552 <text:s text:c="2"/></text:p>
          </table:table-cell>
          <table:table-cell table:number-columns-repeated="1016"/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5330" calcext:value-type="float">
            <text:p>15 330 <text:s text:c="2"/></text:p>
          </table:table-cell>
          <table:table-cell table:number-columns-repeated="1016"/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860" calcext:value-type="float">
            <text:p>2 860 <text:s text:c="2"/></text:p>
          </table:table-cell>
          <table:table-cell table:number-columns-repeated="1016"/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640" calcext:value-type="float">
            <text:p>2 640 <text:s text:c="2"/></text:p>
          </table:table-cell>
          <table:table-cell table:number-columns-repeated="1016"/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9240" calcext:value-type="float">
            <text:p>9 240 <text:s text:c="2"/></text:p>
          </table:table-cell>
          <table:table-cell table:number-columns-repeated="1016"/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7753" calcext:value-type="float">
            <text:p>7 753 <text:s text:c="2"/></text:p>
          </table:table-cell>
          <table:table-cell table:number-columns-repeated="1016"/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0620" calcext:value-type="float">
            <text:p>10 620 <text:s text:c="2"/></text:p>
          </table:table-cell>
          <table:table-cell table:number-columns-repeated="1016"/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960" calcext:value-type="float">
            <text:p>3 960 <text:s text:c="2"/></text:p>
          </table:table-cell>
          <table:table-cell table:number-columns-repeated="1016"/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7601" calcext:value-type="float">
            <text:p>7 601 <text:s text:c="2"/></text:p>
          </table:table-cell>
          <table:table-cell table:number-columns-repeated="1016"/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9700" calcext:value-type="float">
            <text:p>19 700 <text:s text:c="2"/></text:p>
          </table:table-cell>
          <table:table-cell table:number-columns-repeated="1016"/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960" calcext:value-type="float">
            <text:p>960 <text:s text:c="2"/></text:p>
          </table:table-cell>
          <table:table-cell table:number-columns-repeated="1016"/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880" calcext:value-type="float">
            <text:p>880 <text:s text:c="2"/></text:p>
          </table:table-cell>
          <table:table-cell table:number-columns-repeated="1016"/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6310" calcext:value-type="float">
            <text:p>6 310 <text:s text:c="2"/></text:p>
          </table:table-cell>
          <table:table-cell table:number-columns-repeated="1016"/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9900" calcext:value-type="float">
            <text:p>29 900 <text:s text:c="2"/></text:p>
          </table:table-cell>
          <table:table-cell table:number-columns-repeated="1016"/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28" calcext:value-type="float">
            <text:p>328 <text:s text:c="2"/></text:p>
          </table:table-cell>
          <table:table-cell table:number-columns-repeated="1016"/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355" calcext:value-type="float">
            <text:p>1 355 <text:s text:c="2"/></text:p>
          </table:table-cell>
          <table:table-cell table:number-columns-repeated="1016"/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2487" calcext:value-type="float">
            <text:p>32 487 <text:s text:c="2"/></text:p>
          </table:table-cell>
          <table:table-cell table:number-columns-repeated="1016"/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3877" calcext:value-type="float">
            <text:p>3 877 <text:s text:c="2"/></text:p>
          </table:table-cell>
          <table:table-cell table:number-columns-repeated="1016"/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51052" calcext:value-type="float">
            <text:p>51 052 <text:s text:c="2"/></text:p>
          </table:table-cell>
          <table:table-cell table:number-columns-repeated="1016"/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66700" calcext:value-type="float">
            <text:p>166 700 <text:s text:c="2"/></text:p>
          </table:table-cell>
          <table:table-cell table:number-columns-repeated="1016"/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5085" calcext:value-type="float">
            <text:p>5 085 <text:s text:c="2"/></text:p>
          </table:table-cell>
          <table:table-cell table:number-columns-repeated="1016"/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575250" calcext:value-type="float">
            <text:p>575 250 <text:s text:c="2"/></text:p>
          </table:table-cell>
          <table:table-cell table:number-columns-repeated="1016"/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0440" calcext:value-type="float">
            <text:p>10 440 <text:s text:c="2"/></text:p>
          </table:table-cell>
          <table:table-cell table:number-columns-repeated="1016"/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61044" calcext:value-type="float">
            <text:p>61 044 <text:s text:c="2"/></text:p>
          </table:table-cell>
          <table:table-cell table:number-columns-repeated="1016"/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064860" calcext:value-type="float">
            <text:p>1 064 860 <text:s text:c="2"/></text:p>
          </table:table-cell>
          <table:table-cell table:number-columns-repeated="1016"/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165200" calcext:value-type="float">
            <text:p>165 200 <text:s text:c="2"/></text:p>
          </table:table-cell>
          <table:table-cell table:number-columns-repeated="1016"/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40600" calcext:value-type="float">
            <text:p>40 600 <text:s text:c="2"/></text:p>
          </table:table-cell>
          <table:table-cell table:number-columns-repeated="1016"/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605248" calcext:value-type="float">
            <text:p>605 248 <text:s text:c="2"/></text:p>
          </table:table-cell>
          <table:table-cell table:number-columns-repeated="1016"/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728168" calcext:value-type="float">
            <text:p>728 168 <text:s text:c="2"/></text:p>
          </table:table-cell>
          <table:table-cell table:number-columns-repeated="1016"/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7506" calcext:value-type="float">
            <text:p>27 506 <text:s text:c="2"/></text:p>
          </table:table-cell>
          <table:table-cell table:number-columns-repeated="1016"/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3640" calcext:value-type="float">
            <text:p>3 640 <text:s text:c="2"/></text:p>
          </table:table-cell>
          <table:table-cell table:number-columns-repeated="1016"/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060" calcext:value-type="float">
            <text:p>1 060 <text:s text:c="2"/></text:p>
          </table:table-cell>
          <table:table-cell table:number-columns-repeated="1016"/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96972" calcext:value-type="float">
            <text:p>96 972 <text:s text:c="2"/></text:p>
          </table:table-cell>
          <table:table-cell table:number-columns-repeated="1016"/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39858" calcext:value-type="float">
            <text:p>39 858 <text:s text:c="2"/></text:p>
          </table:table-cell>
          <table:table-cell table:number-columns-repeated="1016"/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32678" calcext:value-type="float">
            <text:p>32 678 <text:s text:c="2"/></text:p>
          </table:table-cell>
          <table:table-cell table:number-columns-repeated="1016"/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833" calcext:value-type="float">
            <text:p>833 <text:s text:c="2"/></text:p>
          </table:table-cell>
          <table:table-cell table:number-columns-repeated="1016"/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52808" calcext:value-type="float">
            <text:p>52 808 <text:s text:c="2"/></text:p>
          </table:table-cell>
          <table:table-cell table:number-columns-repeated="1016"/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52658" calcext:value-type="float">
            <text:p>52 658 <text:s text:c="2"/></text:p>
          </table:table-cell>
          <table:table-cell table:number-columns-repeated="1016"/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2270" calcext:value-type="float">
            <text:p>12 270 <text:s text:c="2"/></text:p>
          </table:table-cell>
          <table:table-cell table:number-columns-repeated="1016"/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1082" calcext:value-type="float">
            <text:p>31 082 <text:s text:c="2"/></text:p>
          </table:table-cell>
          <table:table-cell table:number-columns-repeated="1016"/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5510" calcext:value-type="float">
            <text:p>5 510 <text:s text:c="2"/></text:p>
          </table:table-cell>
          <table:table-cell table:number-columns-repeated="1016"/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7754" calcext:value-type="float">
            <text:p>17 754 <text:s text:c="2"/></text:p>
          </table:table-cell>
          <table:table-cell table:number-columns-repeated="1016"/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4511" calcext:value-type="float">
            <text:p>34 511 <text:s text:c="2"/></text:p>
          </table:table-cell>
          <table:table-cell table:number-columns-repeated="1016"/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6523" calcext:value-type="float">
            <text:p>26 523 <text:s text:c="2"/></text:p>
          </table:table-cell>
          <table:table-cell table:number-columns-repeated="1016"/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81640" calcext:value-type="float">
            <text:p>81 640 <text:s text:c="2"/></text:p>
          </table:table-cell>
          <table:table-cell table:number-columns-repeated="1016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9156" calcext:value-type="float">
            <text:p>29 156 <text:s text:c="2"/></text:p>
          </table:table-cell>
          <table:table-cell table:number-columns-repeated="1016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4050" calcext:value-type="float">
            <text:p>4 050 <text:s text:c="2"/></text:p>
          </table:table-cell>
          <table:table-cell table:number-columns-repeated="1016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9303" calcext:value-type="float">
            <text:p>29 303 <text:s text:c="2"/></text:p>
          </table:table-cell>
          <table:table-cell table:number-columns-repeated="1016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92769" calcext:value-type="float">
            <text:p>92 769 <text:s text:c="2"/></text:p>
          </table:table-cell>
          <table:table-cell table:number-columns-repeated="1016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7800" calcext:value-type="float">
            <text:p>7 800 <text:s text:c="2"/></text:p>
          </table:table-cell>
          <table:table-cell table:number-columns-repeated="1016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44730" calcext:value-type="float">
            <text:p>44 730 <text:s text:c="2"/></text:p>
          </table:table-cell>
          <table:table-cell table:number-columns-repeated="1016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60202" calcext:value-type="float">
            <text:p>260 202 <text:s text:c="2"/></text:p>
          </table:table-cell>
          <table:table-cell table:number-columns-repeated="1016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Destination inconn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Destination inconn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0250" calcext:value-type="float">
            <text:p>10 250 <text:s text:c="2"/></text:p>
          </table:table-cell>
          <table:table-cell table:number-columns-repeated="1016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Destination inconn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6695" calcext:value-type="float">
            <text:p>16 695 <text:s text:c="2"/></text:p>
          </table:table-cell>
          <table:table-cell table:number-columns-repeated="1016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0597" calcext:value-type="float">
            <text:p>10 597 <text:s text:c="2"/></text:p>
          </table:table-cell>
          <table:table-cell table:number-columns-repeated="1016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3540" calcext:value-type="float">
            <text:p>3 540 <text:s text:c="2"/></text:p>
          </table:table-cell>
          <table:table-cell table:number-columns-repeated="1016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76444" calcext:value-type="float">
            <text:p>376 444 <text:s text:c="2"/></text:p>
          </table:table-cell>
          <table:table-cell table:number-columns-repeated="1016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67471" calcext:value-type="float">
            <text:p>67 471 <text:s text:c="2"/></text:p>
          </table:table-cell>
          <table:table-cell table:number-columns-repeated="1016"/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340000" calcext:value-type="float">
            <text:p>34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11418" calcext:value-type="float">
            <text:p>11 418 <text:s text:c="2"/></text:p>
          </table:table-cell>
          <table:table-cell table:number-columns-repeated="1016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28385" calcext:value-type="float">
            <text:p>128 385 <text:s text:c="2"/></text:p>
          </table:table-cell>
          <table:table-cell table:number-columns-repeated="1016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27780" calcext:value-type="float">
            <text:p>227 780 <text:s text:c="2"/></text:p>
          </table:table-cell>
          <table:table-cell table:number-columns-repeated="1016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90335" calcext:value-type="float">
            <text:p>90 335 <text:s text:c="2"/></text:p>
          </table:table-cell>
          <table:table-cell table:number-columns-repeated="1016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52520" calcext:value-type="float">
            <text:p>52 520 <text:s text:c="2"/></text:p>
          </table:table-cell>
          <table:table-cell table:number-columns-repeated="1016"/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13350" calcext:value-type="float">
            <text:p>113 350 <text:s text:c="2"/></text:p>
          </table:table-cell>
          <table:table-cell table:number-columns-repeated="1016"/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50924" calcext:value-type="float">
            <text:p>150 924 <text:s text:c="2"/></text:p>
          </table:table-cell>
          <table:table-cell table:number-columns-repeated="1016"/>
        </table:table-row>
        <table:table-row table:style-name="ro2">
          <table:table-cell office:value-type="float" office:value="1025" calcext:value-type="float">
            <text:p>102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75507" calcext:value-type="float">
            <text:p>75 507 <text:s text:c="2"/></text:p>
          </table:table-cell>
          <table:table-cell table:number-columns-repeated="1016"/>
        </table:table-row>
        <table:table-row table:style-name="ro2">
          <table:table-cell office:value-type="float" office:value="1026" calcext:value-type="float">
            <text:p>102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180000" calcext:value-type="float">
            <text:p>18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8194" calcext:value-type="float">
            <text:p>8 194 <text:s text:c="2"/></text:p>
          </table:table-cell>
          <table:table-cell table:number-columns-repeated="1016"/>
        </table:table-row>
        <table:table-row table:style-name="ro2">
          <table:table-cell office:value-type="float" office:value="1028" calcext:value-type="float">
            <text:p>102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5960" calcext:value-type="float">
            <text:p>5 960 <text:s text:c="2"/></text:p>
          </table:table-cell>
          <table:table-cell table:number-columns-repeated="1016"/>
        </table:table-row>
        <table:table-row table:style-name="ro2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1190" calcext:value-type="float">
            <text:p>1 190 <text:s text:c="2"/></text:p>
          </table:table-cell>
          <table:table-cell table:number-columns-repeated="1016"/>
        </table:table-row>
        <table:table-row table:style-name="ro2"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40310" calcext:value-type="float">
            <text:p>40 310 <text:s text:c="2"/></text:p>
          </table:table-cell>
          <table:table-cell table:number-columns-repeated="1016"/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496768" calcext:value-type="float">
            <text:p>496 768 <text:s text:c="2"/></text:p>
          </table:table-cell>
          <table:table-cell table:number-columns-repeated="1016"/>
        </table:table-row>
        <table:table-row table:style-name="ro2">
          <table:table-cell office:value-type="float" office:value="1032" calcext:value-type="float">
            <text:p>103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71111" calcext:value-type="float">
            <text:p>71 111 <text:s text:c="2"/></text:p>
          </table:table-cell>
          <table:table-cell table:number-columns-repeated="1016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936" calcext:value-type="float">
            <text:p>3 936 <text:s text:c="2"/></text:p>
          </table:table-cell>
          <table:table-cell table:number-columns-repeated="1016"/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4688" calcext:value-type="float">
            <text:p>4 688 <text:s text:c="2"/></text:p>
          </table:table-cell>
          <table:table-cell table:number-columns-repeated="1016"/>
        </table:table-row>
        <table:table-row table:style-name="ro2"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94186" calcext:value-type="float">
            <text:p>294 186 <text:s text:c="2"/></text:p>
          </table:table-cell>
          <table:table-cell table:number-columns-repeated="1016"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73630" calcext:value-type="float">
            <text:p>273 630 <text:s text:c="2"/></text:p>
          </table:table-cell>
          <table:table-cell table:number-columns-repeated="1016"/>
        </table:table-row>
        <table:table-row table:style-name="ro2">
          <table:table-cell office:value-type="float" office:value="1037" calcext:value-type="float">
            <text:p>103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7904000" calcext:value-type="float">
            <text:p>7 90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15464" calcext:value-type="float">
            <text:p>15 464 <text:s text:c="2"/></text:p>
          </table:table-cell>
          <table:table-cell table:number-columns-repeated="1016"/>
        </table:table-row>
        <table:table-row table:style-name="ro2">
          <table:table-cell office:value-type="float" office:value="1039" calcext:value-type="float">
            <text:p>103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22250" calcext:value-type="float">
            <text:p>222 250 <text:s text:c="2"/></text:p>
          </table:table-cell>
          <table:table-cell table:number-columns-repeated="1016"/>
        </table:table-row>
        <table:table-row table:style-name="ro2">
          <table:table-cell office:value-type="float" office:value="1041" calcext:value-type="float">
            <text:p>104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3295" calcext:value-type="float">
            <text:p>23 295 <text:s text:c="2"/></text:p>
          </table:table-cell>
          <table:table-cell table:number-columns-repeated="1016"/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73296" calcext:value-type="float">
            <text:p>73 296 <text:s text:c="2"/></text:p>
          </table:table-cell>
          <table:table-cell table:number-columns-repeated="1016"/>
        </table:table-row>
        <table:table-row table:style-name="ro2">
          <table:table-cell office:value-type="float" office:value="1043" calcext:value-type="float">
            <text:p>104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7791" calcext:value-type="float">
            <text:p>7 791 <text:s text:c="2"/></text:p>
          </table:table-cell>
          <table:table-cell table:number-columns-repeated="1016"/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69854" calcext:value-type="float">
            <text:p>269 854 <text:s text:c="2"/></text:p>
          </table:table-cell>
          <table:table-cell table:number-columns-repeated="1016"/>
        </table:table-row>
        <table:table-row table:style-name="ro2">
          <table:table-cell office:value-type="float" office:value="1045" calcext:value-type="float">
            <text:p>104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56176" calcext:value-type="float">
            <text:p>56 176 <text:s text:c="2"/></text:p>
          </table:table-cell>
          <table:table-cell table:number-columns-repeated="1016"/>
        </table:table-row>
        <table:table-row table:style-name="ro2">
          <table:table-cell office:value-type="float" office:value="1046" calcext:value-type="float">
            <text:p>104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18967" calcext:value-type="float">
            <text:p>18 967 <text:s text:c="2"/></text:p>
          </table:table-cell>
          <table:table-cell table:number-columns-repeated="1016"/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040" calcext:value-type="float">
            <text:p>3 040 <text:s text:c="2"/></text:p>
          </table:table-cell>
          <table:table-cell table:number-columns-repeated="1016"/>
        </table:table-row>
        <table:table-row table:style-name="ro2">
          <table:table-cell office:value-type="float" office:value="1048" calcext:value-type="float">
            <text:p>104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41665" calcext:value-type="float">
            <text:p>41 665 <text:s text:c="2"/></text:p>
          </table:table-cell>
          <table:table-cell table:number-columns-repeated="1016"/>
        </table:table-row>
        <table:table-row table:style-name="ro2">
          <table:table-cell office:value-type="float" office:value="1049" calcext:value-type="float">
            <text:p>104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2264" calcext:value-type="float">
            <text:p>42 264 <text:s text:c="2"/></text:p>
          </table:table-cell>
          <table:table-cell table:number-columns-repeated="1016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67826" calcext:value-type="float">
            <text:p>67 826 <text:s text:c="2"/></text:p>
          </table:table-cell>
          <table:table-cell table:number-columns-repeated="1016"/>
        </table:table-row>
        <table:table-row table:style-name="ro2">
          <table:table-cell office:value-type="float" office:value="1051" calcext:value-type="float">
            <text:p>105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31955" calcext:value-type="float">
            <text:p>31 955 <text:s text:c="2"/></text:p>
          </table:table-cell>
          <table:table-cell table:number-columns-repeated="1016"/>
        </table:table-row>
        <table:table-row table:style-name="ro2">
          <table:table-cell office:value-type="float" office:value="1052" calcext:value-type="float">
            <text:p>105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8400" calcext:value-type="float">
            <text:p>8 400 <text:s text:c="2"/></text:p>
          </table:table-cell>
          <table:table-cell table:number-columns-repeated="1016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560" calcext:value-type="float">
            <text:p>3 560 <text:s text:c="2"/></text:p>
          </table:table-cell>
          <table:table-cell table:number-columns-repeated="1016"/>
        </table:table-row>
        <table:table-row table:style-name="ro2">
          <table:table-cell office:value-type="float" office:value="1054" calcext:value-type="float">
            <text:p>105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6225" calcext:value-type="float">
            <text:p>16 225 <text:s text:c="2"/></text:p>
          </table:table-cell>
          <table:table-cell table:number-columns-repeated="1016"/>
        </table:table-row>
        <table:table-row table:style-name="ro2">
          <table:table-cell office:value-type="float" office:value="1055" calcext:value-type="float">
            <text:p>105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648" calcext:value-type="float">
            <text:p>648 <text:s text:c="2"/></text:p>
          </table:table-cell>
          <table:table-cell table:number-columns-repeated="1016"/>
        </table:table-row>
        <table:table-row table:style-name="ro2">
          <table:table-cell office:value-type="float" office:value="1056" calcext:value-type="float">
            <text:p>105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687" calcext:value-type="float">
            <text:p>687 <text:s text:c="2"/></text:p>
          </table:table-cell>
          <table:table-cell table:number-columns-repeated="1016"/>
        </table:table-row>
        <table:table-row table:style-name="ro2">
          <table:table-cell office:value-type="float" office:value="1057" calcext:value-type="float">
            <text:p>105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1850" calcext:value-type="float">
            <text:p>31 850 <text:s text:c="2"/></text:p>
          </table:table-cell>
          <table:table-cell table:number-columns-repeated="1016"/>
        </table:table-row>
        <table:table-row table:style-name="ro2">
          <table:table-cell office:value-type="float" office:value="1058" calcext:value-type="float">
            <text:p>105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62133" calcext:value-type="float">
            <text:p>62 133 <text:s text:c="2"/></text:p>
          </table:table-cell>
          <table:table-cell table:number-columns-repeated="1016"/>
        </table:table-row>
        <table:table-row table:style-name="ro2">
          <table:table-cell office:value-type="float" office:value="1059" calcext:value-type="float">
            <text:p>105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640" calcext:value-type="float">
            <text:p>2 640 <text:s text:c="2"/></text:p>
          </table:table-cell>
          <table:table-cell table:number-columns-repeated="1016"/>
        </table:table-row>
        <table:table-row table:style-name="ro2">
          <table:table-cell office:value-type="float" office:value="1060" calcext:value-type="float">
            <text:p>106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78290" calcext:value-type="float">
            <text:p>178 290 <text:s text:c="2"/></text:p>
          </table:table-cell>
          <table:table-cell table:number-columns-repeated="1016"/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8950" calcext:value-type="float">
            <text:p>58 950 <text:s text:c="2"/></text:p>
          </table:table-cell>
          <table:table-cell table:number-columns-repeated="1016"/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17220" calcext:value-type="float">
            <text:p>17 220 <text:s text:c="2"/></text:p>
          </table:table-cell>
          <table:table-cell table:number-columns-repeated="1016"/>
        </table:table-row>
        <table:table-row table:style-name="ro2">
          <table:table-cell office:value-type="float" office:value="1064" calcext:value-type="float">
            <text:p>106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0500" calcext:value-type="float">
            <text:p>20 500 <text:s text:c="2"/></text:p>
          </table:table-cell>
          <table:table-cell table:number-columns-repeated="1016"/>
        </table:table-row>
        <table:table-row table:style-name="ro2">
          <table:table-cell office:value-type="float" office:value="1065" calcext:value-type="float">
            <text:p>106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6970" calcext:value-type="float">
            <text:p>16 970 <text:s text:c="2"/></text:p>
          </table:table-cell>
          <table:table-cell table:number-columns-repeated="1016"/>
        </table:table-row>
        <table:table-row table:style-name="ro2"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5721" calcext:value-type="float">
            <text:p>5 721 <text:s text:c="2"/></text:p>
          </table:table-cell>
          <table:table-cell table:number-columns-repeated="1016"/>
        </table:table-row>
        <table:table-row table:style-name="ro2">
          <table:table-cell office:value-type="float" office:value="1067" calcext:value-type="float">
            <text:p>106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345" calcext:value-type="float">
            <text:p>1 345 <text:s text:c="2"/></text:p>
          </table:table-cell>
          <table:table-cell table:number-columns-repeated="1016"/>
        </table:table-row>
        <table:table-row table:style-name="ro2">
          <table:table-cell office:value-type="float" office:value="1068" calcext:value-type="float">
            <text:p>106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08008" calcext:value-type="float">
            <text:p>108 008 <text:s text:c="2"/></text:p>
          </table:table-cell>
          <table:table-cell table:number-columns-repeated="1016"/>
        </table:table-row>
        <table:table-row table:style-name="ro2">
          <table:table-cell office:value-type="float" office:value="1069" calcext:value-type="float">
            <text:p>106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3676" calcext:value-type="float">
            <text:p>23 676 <text:s text:c="2"/></text:p>
          </table:table-cell>
          <table:table-cell table:number-columns-repeated="1016"/>
        </table:table-row>
        <table:table-row table:style-name="ro2">
          <table:table-cell office:value-type="float" office:value="1070" calcext:value-type="float">
            <text:p>107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19543" calcext:value-type="float">
            <text:p>19 543 <text:s text:c="2"/></text:p>
          </table:table-cell>
          <table:table-cell table:number-columns-repeated="1016"/>
        </table:table-row>
        <table:table-row table:style-name="ro2">
          <table:table-cell office:value-type="float" office:value="1071" calcext:value-type="float">
            <text:p>107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4810" calcext:value-type="float">
            <text:p>34 810 <text:s text:c="2"/></text:p>
          </table:table-cell>
          <table:table-cell table:number-columns-repeated="1016"/>
        </table:table-row>
        <table:table-row table:style-name="ro2">
          <table:table-cell office:value-type="float" office:value="1072" calcext:value-type="float">
            <text:p>107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>
          <table:table-cell office:value-type="float" office:value="1073" calcext:value-type="float">
            <text:p>107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40542" calcext:value-type="float">
            <text:p>40 542 <text:s text:c="2"/></text:p>
          </table:table-cell>
          <table:table-cell table:number-columns-repeated="1016"/>
        </table:table-row>
        <table:table-row table:style-name="ro2">
          <table:table-cell office:value-type="float" office:value="1074" calcext:value-type="float">
            <text:p>107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353" calcext:value-type="float">
            <text:p>2 353 <text:s text:c="2"/></text:p>
          </table:table-cell>
          <table:table-cell table:number-columns-repeated="1016"/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9122" calcext:value-type="float">
            <text:p>9 122 <text:s text:c="2"/></text:p>
          </table:table-cell>
          <table:table-cell table:number-columns-repeated="1016"/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73930" calcext:value-type="float">
            <text:p>73 930 <text:s text:c="2"/></text:p>
          </table:table-cell>
          <table:table-cell table:number-columns-repeated="1016"/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34623" calcext:value-type="float">
            <text:p>34 623 <text:s text:c="2"/></text:p>
          </table:table-cell>
          <table:table-cell table:number-columns-repeated="1016"/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12880" calcext:value-type="float">
            <text:p>12 880 <text:s text:c="2"/></text:p>
          </table:table-cell>
          <table:table-cell table:number-columns-repeated="1016"/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20" calcext:value-type="float">
            <text:p>320 <text:s text:c="2"/></text:p>
          </table:table-cell>
          <table:table-cell table:number-columns-repeated="1016"/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4550" calcext:value-type="float">
            <text:p>4 550 <text:s text:c="2"/></text:p>
          </table:table-cell>
          <table:table-cell table:number-columns-repeated="1016"/>
        </table:table-row>
        <table:table-row table:style-name="ro2">
          <table:table-cell office:value-type="float" office:value="1081" calcext:value-type="float">
            <text:p>108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4900" calcext:value-type="float">
            <text:p>14 900 <text:s text:c="2"/></text:p>
          </table:table-cell>
          <table:table-cell table:number-columns-repeated="1016"/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140" calcext:value-type="float">
            <text:p>4 140 <text:s text:c="2"/></text:p>
          </table:table-cell>
          <table:table-cell table:number-columns-repeated="1016"/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2172" calcext:value-type="float">
            <text:p>12 172 <text:s text:c="2"/></text:p>
          </table:table-cell>
          <table:table-cell table:number-columns-repeated="1016"/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850" calcext:value-type="float">
            <text:p>850 <text:s text:c="2"/></text:p>
          </table:table-cell>
          <table:table-cell table:number-columns-repeated="1016"/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8477" calcext:value-type="float">
            <text:p>8 477 <text:s text:c="2"/></text:p>
          </table:table-cell>
          <table:table-cell table:number-columns-repeated="1016"/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4488" calcext:value-type="float">
            <text:p>4 488 <text:s text:c="2"/></text:p>
          </table:table-cell>
          <table:table-cell table:number-columns-repeated="1016"/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537" calcext:value-type="float">
            <text:p>4 537 <text:s text:c="2"/></text:p>
          </table:table-cell>
          <table:table-cell table:number-columns-repeated="1016"/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9115" calcext:value-type="float">
            <text:p>9 115 <text:s text:c="2"/></text:p>
          </table:table-cell>
          <table:table-cell table:number-columns-repeated="1016"/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5253" calcext:value-type="float">
            <text:p>5 253 <text:s text:c="2"/></text:p>
          </table:table-cell>
          <table:table-cell table:number-columns-repeated="1016"/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14" calcext:value-type="float">
            <text:p>414 <text:s text:c="2"/></text:p>
          </table:table-cell>
          <table:table-cell table:number-columns-repeated="1016"/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3222" calcext:value-type="float">
            <text:p>23 222 <text:s text:c="2"/></text:p>
          </table:table-cell>
          <table:table-cell table:number-columns-repeated="1016"/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4">
          <table:table-cell office:value-type="float" office:value="1095" calcext:value-type="float">
            <text:p>109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3217" calcext:value-type="float">
            <text:p>3 217 <text:s text:c="2"/></text:p>
          </table:table-cell>
          <table:table-cell table:number-columns-repeated="1016"/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393" calcext:value-type="float">
            <text:p>4 393 <text:s text:c="2"/></text:p>
          </table:table-cell>
          <table:table-cell table:number-columns-repeated="1016"/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1666" calcext:value-type="float">
            <text:p>1 666 <text:s text:c="2"/></text:p>
          </table:table-cell>
          <table:table-cell table:number-columns-repeated="1016"/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7100" calcext:value-type="float">
            <text:p>17 100 <text:s text:c="2"/></text:p>
          </table:table-cell>
          <table:table-cell table:number-columns-repeated="1016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824" calcext:value-type="float">
            <text:p>2 824 <text:s text:c="2"/></text:p>
          </table:table-cell>
          <table:table-cell table:number-columns-repeated="1016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8305" calcext:value-type="float">
            <text:p>18 305 <text:s text:c="2"/></text:p>
          </table:table-cell>
          <table:table-cell table:number-columns-repeated="1016"/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345" calcext:value-type="float">
            <text:p>345 <text:s text:c="2"/></text:p>
          </table:table-cell>
          <table:table-cell table:number-columns-repeated="1016"/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550" calcext:value-type="float">
            <text:p>1 550 <text:s text:c="2"/></text:p>
          </table:table-cell>
          <table:table-cell table:number-columns-repeated="1016"/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750" calcext:value-type="float">
            <text:p>2 750 <text:s text:c="2"/></text:p>
          </table:table-cell>
          <table:table-cell table:number-columns-repeated="1016"/>
        </table:table-row>
        <table:table-row table:style-name="ro2">
          <table:table-cell office:value-type="float" office:value="1105" calcext:value-type="float">
            <text:p>1105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3230" calcext:value-type="float">
            <text:p>13 230 <text:s text:c="2"/></text:p>
          </table:table-cell>
          <table:table-cell table:number-columns-repeated="1016"/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510" calcext:value-type="float">
            <text:p>5 510 <text:s text:c="2"/></text:p>
          </table:table-cell>
          <table:table-cell table:number-columns-repeated="1016"/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4550" calcext:value-type="float">
            <text:p>4 550 <text:s text:c="2"/></text:p>
          </table:table-cell>
          <table:table-cell table:number-columns-repeated="1016"/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8584" calcext:value-type="float">
            <text:p>8 584 <text:s text:c="2"/></text:p>
          </table:table-cell>
          <table:table-cell table:number-columns-repeated="1016"/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ce2" office:value-type="string" calcext:value-type="string">
            <text:p>VERGNE Isabelle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Destination inconn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ancs chacun</text:p>
          </table:table-cell>
          <table:table-cell office:value-type="float" office:value="815" calcext:value-type="float">
            <text:p>815 <text:s text:c="2"/></text:p>
          </table:table-cell>
          <table:table-cell table:number-columns-repeated="1016"/>
        </table:table-row>
        <table:table-row table:style-name="ro2" table:number-rows-repeated="10466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1807'.B1:'1807'.J1942" table:display-filter-buttons="true">
          <table:filter>
            <table:filter-and>
              <table:filter-condition table:field-number="2" table:value="Exportation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">
      <style:text-properties fo:color="#ff0000"/>
      <number:number number:decimal-places="0" number:min-integer-digits="1" number:grouping="true"/>
      <number:text>   </number:text>
      <style:map style:condition="value()&gt;=0" style:apply-style-name="N118P0"/>
    </number:number-style>
    <number:number-style style:name="N119">
      <number:number number:decimal-places="0" number:min-integer-digits="1" number:grouping="true"/>
      <number:text>   </number:text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number number:decimal-places="0" number:min-integer-digits="1"/>
      <style:map style:condition="value()&gt;=0" style:apply-style-name="N120P0"/>
    </number:number-style>
    <number:number-style style:name="N121">
      <number:number number:decimal-places="0" number:min-integer-digits="1" number:grouping="true"/>
      <number:text> €</number:text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number number:decimal-places="0" number:min-integer-digits="1" number:grouping="true"/>
      <number:text> €</number:text>
      <style:map style:condition="value()&gt;=0" style:apply-style-name="N122P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3:29:31.867474000</meta:creation-date>
    <dc:date>2015-02-05T13:29:44.080856000</dc:date>
    <meta:editing-duration>P0D</meta:editing-duration>
    <meta:editing-cycles>1</meta:editing-cycles>
    <meta:document-statistic meta:table-count="1" meta:cell-count="15537" meta:object-count="0"/>
    <meta:generator>LibreOffice/4.2.8.2$MacOSX_x86 LibreOffice_project/48d50dbfc06349262c9d50868e5c1f630a573ebd</meta:generator>
  </office:meta>
</office:document-meta>
</file>